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  <style:font-face style:name="Ｍ2" svg:font-family="Ｍ" style:font-family-generic="roman" style:font-pitch="variable"/>
    <style:font-face style:name="Ｍ3" svg:font-family="Ｍ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1.267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10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solid" draw:fill-color="#e6e6e6" draw:shadow="hidden"/>
    </style:style>
    <style:style style:name="gr13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solid" draw:fill-color="#000000" draw:shadow="hidden"/>
    </style:style>
    <style:style style:name="gr18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none" draw:fill="none" draw:textarea-vertical-align="top" fo:min-height="5.575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0.341cm" fo:min-width="2.54cm" fo:padding-top="0cm" fo:padding-bottom="0cm" fo:padding-left="0.212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637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425cm" fo:min-width="2.54cm" fo:padding-top="0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2.041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30" style:family="graphic" style:parent-style-name="standard">
      <style:graphic-properties draw:stroke="none" draw:fill="none" draw:textarea-vertical-align="middle" fo:min-height="2.094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2.018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141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0.745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0.499cm" fo:min-width="2.54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0.497cm" fo:min-width="2.54cm" fo:padding-top="0.141cm" fo:padding-bottom="0.141cm" fo:padding-left="0.141cm" fo:padding-right="0.141cm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1.021cm" fo:min-width="2.54cm" fo:padding-top="0.071cm" fo:padding-bottom="0.071cm" fo:padding-left="0.071cm" fo:padding-right="0.071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0.941cm" fo:min-width="2.54cm" fo:padding-top="0.141cm" fo:padding-bottom="0.141cm" fo:padding-left="0.141cm" fo:padding-right="0.141cm"/>
      <style:paragraph-properties style:writing-mode="lr-tb"/>
    </style:style>
    <style:style style:name="gr42" style:family="graphic" style:parent-style-name="objectwithoutfill">
      <style:graphic-properties draw:stroke="solid" svg:stroke-color="#000000" draw:marker-end="線の終点_20_6" draw:marker-end-width="0.3cm" draw:fill="none"/>
    </style:style>
    <style:style style:name="gr43" style:family="graphic" style:parent-style-name="standard">
      <style:graphic-properties draw:stroke="none" draw:fill="none" draw:textarea-vertical-align="middle" fo:min-height="1.689cm" fo:min-width="2.54cm" fo:padding-top="0.141cm" fo:padding-bottom="0.141cm" fo:padding-left="0.141cm" fo:padding-right="0.141cm"/>
      <style:paragraph-properties style:writing-mode="lr-tb"/>
    </style:style>
    <style:style style:name="gr44" style:family="graphic" style:parent-style-name="objectwithoutfill">
      <style:graphic-properties draw:stroke="solid" svg:stroke-color="#000000" draw:marker-end="線の終点_20_7" draw:marker-end-width="0.3cm" draw:fill="none"/>
    </style:style>
    <style:style style:name="gr45" style:family="graphic" style:parent-style-name="objectwithoutfill">
      <style:graphic-properties draw:stroke="dash" draw:stroke-dash="Double_20_Dash" svg:stroke-color="#000000" draw:marker-end="線の終点_20_6" draw:marker-end-width="0.3cm" svg:stroke-linecap="butt" draw:fill="none"/>
    </style:style>
    <style:style style:name="gr46" style:family="graphic" style:parent-style-name="objectwithoutfill">
      <style:graphic-properties draw:stroke="dash" draw:stroke-dash="Double_20_Dash" svg:stroke-width="0cm" svg:stroke-color="#000000" draw:marker-end="線の終点_20_6" draw:marker-end-width="0.3cm" svg:stroke-linecap="butt" draw:fill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20%" fo:text-align="end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style:paragraph-properties fo:margin-left="0cm" fo:margin-right="0cm" fo:margin-top="0cm" fo:margin-bottom="0cm" fo:line-height="120%" fo:text-align="center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0000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color="#ff0000" loext:opacity="100%"/>
    </style:style>
    <style:style style:name="P14" style:family="paragraph">
      <style:paragraph-properties fo:margin-left="0cm" fo:margin-right="0cm" fo:margin-top="0cm" fo:margin-bottom="0cm" fo:line-height="120%" fo:text-align="start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start" fo:text-indent="0cm" style:text-autospace="none" style:punctuation-wrap="simple" style:line-break="strict" style:writing-mode="lr-tb">
        <style:tab-stops/>
      </style:paragraph-properties>
      <style:text-properties fo:color="#ff0000" loext:opacity="100%" fo:hyphenate="false" loext:hyphenation-no-caps="false"/>
    </style:style>
    <style:style style:name="P16" style:family="paragraph">
      <loext:graphic-properties draw:fill="none"/>
      <style:paragraph-properties style:writing-mode="lr-tb"/>
      <style:text-properties fo:color="#ff0000" loext:opacity="100%"/>
    </style:style>
    <style:style style:name="P17" style:family="paragraph">
      <loext:graphic-properties draw:fill="solid" draw:fill-color="#ffffff"/>
      <style:text-properties fo:color="#ff0000" loext:opacity="100%"/>
    </style:style>
    <style:style style:name="P18" style:family="paragraph">
      <loext:graphic-properties draw:fill="none"/>
      <style:text-properties fo:color="#ff0000" loext:opacity="100%"/>
    </style:style>
    <style:style style:name="T1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2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3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4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5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6" style:family="text">
      <style:text-properties fo:color="#ff0000" loext:opacity="100%" style:font-name="Ｍ1" fo:font-size="10pt" style:font-name-asian="Ｍ1" style:font-size-asian="10pt" style:font-name-complex="Ｍ1" style:font-size-complex="10pt"/>
    </style:style>
    <style:style style:name="T7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8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9" style:family="text">
      <style:text-properties fo:color="#000000" loext:opacity="100%" style:font-name="Ｍ1" fo:font-size="9pt" style:text-underline-style="solid" style:text-underline-width="auto" style:text-underline-color="font-color" style:font-name-asian="Ｍ1" style:font-size-asian="9pt" style:font-name-complex="Ｍ1" style:font-size-complex="9pt"/>
    </style:style>
    <style:style style:name="T10" style:family="text">
      <style:text-properties fo:color="#000000" loext:opacity="100%" style:font-name="Ｍ1" fo:font-size="9pt" fo:font-weight="bold" style:font-name-asian="Ｍ1" style:font-size-asian="9pt" style:font-weight-asian="bold" style:font-name-complex="Ｍ1" style:font-size-complex="9pt" style:font-weight-complex="bold"/>
    </style:style>
    <style:style style:name="T11" style:family="text">
      <style:text-properties fo:color="#ff0000" loext:opacity="100%" style:font-name="Ｍ1" fo:font-size="9pt" style:font-name-asian="Ｍ1" style:font-size-asian="9pt" style:font-name-complex="Ｍ1" style:font-size-complex="9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Ｍ1" fo:font-size="9pt" fo:font-style="normal" fo:text-shadow="none" style:text-underline-style="none" fo:font-weight="normal" style:letter-kerning="true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solid" style:text-line-through-type="single" style:font-name="Ｍ1" fo:font-size="9pt" fo:font-style="normal" fo:text-shadow="none" style:text-underline-style="none" fo:font-weight="normal" style:letter-kerning="true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Ｍ1" fo:font-size="9pt" fo:font-style="normal" fo:text-shadow="none" style:text-underline-style="none" fo:font-weight="normal" style:letter-kerning="true" style:font-name-asian="Ｍ1" style:font-size-asian="9pt" style:font-style-asian="normal" style:font-weight-asian="normal" style:font-name-complex="Ｍ1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0000" loext:opacity="100%" style:font-name="Ｍ1" fo:font-size="8pt" style:font-name-asian="Ｍ1" style:font-size-asian="8pt" style:font-name-complex="Ｍ1" style:font-size-complex="8pt"/>
    </style:style>
    <style:style style:name="T16" style:family="text">
      <style:text-properties fo:color="#ff0000" loext:opacity="100%" style:font-name="Ｍ1" fo:font-size="8pt" fo:background-color="#ffffff" style:font-name-asian="Ｍ1" style:font-size-asian="8pt" style:font-name-complex="Ｍ1" style:font-size-complex="8pt"/>
    </style:style>
    <style:style style:name="T17" style:family="text">
      <style:text-properties fo:color="#ff0000" loext:opacity="100%" style:font-name="Ｍ1" fo:font-size="6pt" style:font-name-asian="Ｍ1" style:font-size-asian="6pt" style:font-name-complex="Ｍ1" style:font-size-complex="6pt"/>
    </style:style>
    <style:style style:name="T1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Ｍ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1" style:font-size-asian="8pt" style:language-asian="ja" style:country-asian="JP" style:font-style-asian="normal" style:font-weight-asian="normal" style:font-name-complex="Ｍ1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0_008_01" draw:style-name="dp1" draw:master-page-name="PM0">
        <draw:g xml:id="id3" draw:id="id3">
          <draw:polygon draw:style-name="gr1" draw:text-style-name="P1" draw:layer="layout" svg:width="8.609cm" svg:height="1.939cm" svg:x="9.25cm" svg:y="10.806cm" svg:viewBox="0 0 8610 1940" draw:points="0,1940 8610,1940 8610,0 0,0">
            <text:p/>
          </draw:polygon>
          <draw:polygon draw:style-name="gr2" draw:text-style-name="P2" draw:layer="layout" svg:width="8.609cm" svg:height="1.939cm" svg:x="9.25cm" svg:y="10.806cm" svg:viewBox="0 0 8610 1940" draw:points="0,1940 8610,1940 8610,0 0,0">
            <text:p/>
          </draw:polygon>
        </draw:g>
        <draw:g xml:id="id15" draw:id="id15">
          <draw:polygon draw:style-name="gr1" draw:text-style-name="P1" draw:layer="layout" svg:width="8.609cm" svg:height="1.943cm" svg:x="9.25cm" svg:y="8.556cm" svg:viewBox="0 0 8610 1944" draw:points="0,1944 8610,1944 8610,0 0,0">
            <text:p/>
          </draw:polygon>
          <draw:polygon draw:style-name="gr2" draw:text-style-name="P2" draw:layer="layout" svg:width="8.609cm" svg:height="1.943cm" svg:x="9.25cm" svg:y="8.556cm" svg:viewBox="0 0 8610 1944" draw:points="0,1944 8610,1944 8610,0 0,0">
            <text:p/>
          </draw:polygon>
        </draw:g>
        <draw:g xml:id="id9" draw:id="id9">
          <draw:polygon draw:style-name="gr1" draw:text-style-name="P1" draw:layer="layout" svg:width="9.999cm" svg:height="3.249cm" svg:x="8cm" svg:y="21.53cm" svg:viewBox="0 0 10000 3250" draw:points="0,3250 10000,3250 10000,0 0,0">
            <text:p/>
          </draw:polygon>
          <draw:polygon draw:style-name="gr2" draw:text-style-name="P2" draw:layer="layout" svg:width="9.999cm" svg:height="3.249cm" svg:x="8cm" svg:y="21.53cm" svg:viewBox="0 0 10000 3250" draw:points="0,3250 10000,3250 10000,0 0,0">
            <text:p/>
          </draw:polygon>
        </draw:g>
        <draw:g xml:id="id7" draw:id="id7">
          <draw:polygon draw:style-name="gr1" draw:text-style-name="P1" draw:layer="layout" svg:width="10.061cm" svg:height="4.819cm" svg:x="11.638cm" svg:y="16.18cm" svg:viewBox="0 0 10062 4820" draw:points="0,4820 10062,4820 10062,0 0,0">
            <text:p/>
          </draw:polygon>
          <draw:polygon draw:style-name="gr2" draw:text-style-name="P2" draw:layer="layout" svg:width="10.061cm" svg:height="4.819cm" svg:x="11.638cm" svg:y="16.18cm" svg:viewBox="0 0 10062 4820" draw:points="0,4820 10062,4820 10062,0 0,0">
            <text:p/>
          </draw:polygon>
        </draw:g>
        <draw:g>
          <draw:g>
            <draw:path draw:style-name="gr1" draw:text-style-name="P1" draw:layer="layout" svg:width="2.778cm" svg:height="2.138cm" svg:x="14.95cm" svg:y="18.5cm" svg:viewBox="0 0 2779 2139" svg:d="M0 347v1445c0 61 64 121 186 173 122 53 298 97 509 127 211 31 451 47 695 47 243 0 483-16 694-47 211-30 387-74 509-127 122-52 186-112 186-173v-1445c0-61-64-121-186-173-122-53-298-97-509-127-211-31-451-47-694-47-244 0-484 16-695 47-211 30-387 74-509 127-122 52-186 112-186 173z">
              <text:p/>
            </draw:path>
            <draw:path draw:style-name="gr2" draw:text-style-name="P2" draw:layer="layout" svg:width="2.778cm" svg:height="2.138cm" svg:x="14.95cm" svg:y="18.5cm" svg:viewBox="0 0 2779 2139" svg:d="M0 347v1445c0 61 64 121 186 173 122 53 298 97 509 127 211 31 451 47 695 47 243 0 483-16 694-47 211-30 387-74 509-127 122-52 186-112 186-173v-1445c0-61-64-121-186-173-122-53-298-97-509-127-211-31-451-47-694-47-244 0-484 16-695 47-211 30-387 74-509 127-122 52-186 112-186 173zM0 347c0 61 64 121 186 174s298 97 509 127c211 31 451 47 695 47 243 0 483-16 694-47 211-30 387-74 509-127s186-113 186-174">
              <text:p/>
            </draw:path>
          </draw:g>
          <draw:frame draw:style-name="gr3" draw:text-style-name="P4" draw:layer="layout" svg:width="2.778cm" svg:height="1.549cm" svg:x="14.95cm" svg:y="18.968cm">
            <draw:text-box>
              <text:p text:style-name="P3"><text:span text:style-name="T1">アドオン：</text:span></text:p>
              <text:p text:style-name="P3"><text:span text:style-name="T1">顧客アドオン</text:span></text:p>
              <text:p text:style-name="P3"><text:span text:style-name="T1">マスタ</text:span></text:p>
            </draw:text-box>
          </draw:frame>
        </draw:g>
        <draw:frame draw:style-name="gr4" draw:text-style-name="P4" draw:layer="layout" svg:width="2.54cm" svg:height="0.79cm" svg:x="0.476cm" svg:y="25.178cm">
          <draw:text-box>
            <text:p text:style-name="P5"><text:span text:style-name="T2">凡例</text:span><text:span text:style-name="T2">:</text:span></text:p>
          </draw:text-box>
        </draw:frame>
        <draw:frame draw:style-name="gr5" draw:text-style-name="P4" draw:layer="layout" svg:width="11.591cm" svg:height="0.635cm" svg:x="1.213cm" svg:y="28.43cm">
          <draw:text-box>
            <text:p text:style-name="P5"><text:span text:style-name="T3">MD050_SPF_CFO_008_</text:span><text:span text:style-name="T3">現預金実査</text:span><text:span text:style-name="T3">.odg</text:span></text:p>
          </draw:text-box>
        </draw:frame>
        <draw:g>
          <draw:polygon draw:style-name="gr2" draw:text-style-name="P2" draw:layer="layout" svg:width="13.152cm" svg:height="0.953cm" svg:x="9.866cm" svg:y="0.807cm" svg:viewBox="0 0 13153 954" draw:points="0,954 13153,954 13153,0 0,0">
            <text:p/>
          </draw:polygon>
          <draw:frame draw:style-name="gr6" draw:text-style-name="P4" draw:layer="layout" svg:width="13.152cm" svg:height="1.127cm" svg:x="9.866cm" svg:y="0.72cm">
            <draw:text-box>
              <text:p text:style-name="P5"><text:span text:style-name="T1">説明</text:span><text:span text:style-name="T1">: <text:s/></text:span><text:span text:style-name="T1">現預金実査を行う。</text:span><text:span text:style-name="T1">GL</text:span><text:span text:style-name="T1">で保持する釣銭残高を顧客マスタの釣銭基準額に更新する。</text:span></text:p>
            </draw:text-box>
          </draw:frame>
        </draw:g>
        <draw:g>
          <draw:polygon draw:style-name="gr2" draw:text-style-name="P2" draw:layer="layout" svg:width="8.599cm" svg:height="0.953cm" svg:x="1.27cm" svg:y="0.807cm" svg:viewBox="0 0 8600 954" draw:points="0,954 8600,954 8600,0 0,0">
            <text:p/>
          </draw:polygon>
          <draw:frame draw:style-name="gr7" draw:text-style-name="P4" draw:layer="layout" svg:width="8.599cm" svg:height="0.953cm" svg:x="1.27cm" svg:y="0.807cm">
            <draw:text-box>
              <text:p text:style-name="P5"><text:span text:style-name="T1">MD050_SPF_CFO_008_</text:span><text:span text:style-name="T1">現預金実査</text:span></text:p>
            </draw:text-box>
          </draw:frame>
        </draw:g>
        <draw:frame draw:style-name="gr5" draw:text-style-name="P4" draw:layer="layout" svg:width="3.971cm" svg:height="0.635cm" svg:x="37.304cm" svg:y="28.43cm">
          <draw:text-box>
            <text:p text:style-name="P6"><text:span text:style-name="T3">1 / 1</text:span></text:p>
          </draw:text-box>
        </draw:frame>
        <draw:g>
          <draw:g>
            <draw:polygon draw:style-name="gr1" draw:text-style-name="P1" draw:layer="layout" svg:width="1.588cm" svg:height="1.175cm" svg:x="4.207cm" svg:y="26.255cm" svg:viewBox="0 0 1589 1176" draw:points="0,0 0,1176 794,858 1589,1176 1589,0">
              <text:p/>
            </draw:polygon>
            <draw:polygon draw:style-name="gr8" draw:text-style-name="P2" draw:layer="layout" svg:width="1.588cm" svg:height="1.175cm" svg:x="4.207cm" svg:y="26.255cm" svg:viewBox="0 0 1589 1176" draw:points="0,0 0,1176 794,858 1589,1176 1589,0">
              <text:p/>
            </draw:polygon>
          </draw:g>
        </draw:g>
        <draw:frame draw:style-name="gr9" draw:text-style-name="P2" draw:layer="layout" svg:width="1.588cm" svg:height="0.932cm" svg:x="4.207cm" svg:y="25.959cm">
          <draw:text-box>
            <text:p/>
          </draw:text-box>
        </draw:frame>
        <draw:frame draw:style-name="gr10" draw:text-style-name="P2" draw:layer="layout" svg:width="1.588cm" svg:height="1.214cm" svg:x="4.842cm" svg:y="26.736cm">
          <draw:text-box>
            <text:p/>
          </draw:text-box>
        </draw:frame>
        <draw:frame draw:style-name="gr11" draw:text-style-name="P4" draw:layer="layout" svg:width="1.588cm" svg:height="0.677cm" svg:x="4.207cm" svg:y="26.594cm">
          <draw:text-box>
            <text:p text:style-name="P3"><text:span text:style-name="T4">帳票名称</text:span></text:p>
          </draw:text-box>
        </draw:frame>
        <draw:g>
          <draw:g>
            <draw:path draw:style-name="gr12" draw:text-style-name="P7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4.911cm" svg:y="27.259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4.911cm" svg:y="27.044cm">
            <draw:text-box>
              <text:p text:style-name="P5"><text:span text:style-name="T4">BP080_</text:span><text:span text:style-name="T4">システムプロセスステップ</text:span></text:p>
            </draw:text-box>
          </draw:frame>
        </draw:g>
        <draw:g>
          <draw:polygon draw:style-name="gr14" draw:text-style-name="P2" draw:layer="layout" svg:width="39.499cm" svg:height="22.999cm" svg:x="1.25cm" svg:y="2.25cm" svg:viewBox="0 0 39500 23000" draw:points="0,23000 39500,23000 39500,0 0,0">
            <text:p/>
          </draw:polygon>
        </draw:g>
        <draw:g>
          <draw:g>
            <draw:polygon draw:style-name="gr1" draw:text-style-name="P1" draw:layer="layout" svg:width="2.442cm" svg:height="1.127cm" svg:x="12.127cm" svg:y="26.245cm" svg:viewBox="0 0 2443 1128" draw:points="0,1128 1879,1128 2443,0 563,0">
              <text:p/>
            </draw:polygon>
            <draw:polygon draw:style-name="gr8" draw:text-style-name="P2" draw:layer="layout" svg:width="2.442cm" svg:height="1.127cm" svg:x="12.127cm" svg:y="26.245cm" svg:viewBox="0 0 2443 1128" draw:points="0,1128 1879,1128 2443,0 563,0">
              <text:p/>
            </draw:polygon>
          </draw:g>
          <draw:frame draw:style-name="gr15" draw:text-style-name="P4" draw:layer="layout" svg:width="1.252cm" svg:height="1.127cm" svg:x="12.722cm" svg:y="26.245cm">
            <draw:text-box>
              <text:p text:style-name="P3"><text:span text:style-name="T4">データ</text:span></text:p>
              <text:p text:style-name="P3"><text:span text:style-name="T4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6.834cm" svg:y="26.195cm" svg:viewBox="0 0 1589 1017" draw:points="158,0 0,158 0,859 158,1017 1430,1017 1589,859 1589,158 1430,0">
              <text:p/>
            </draw:polygon>
            <draw:polygon draw:style-name="gr8" draw:text-style-name="P2" draw:layer="layout" svg:width="1.588cm" svg:height="1.016cm" svg:x="6.834cm" svg:y="26.195cm" svg:viewBox="0 0 1589 1017" draw:points="158,0 0,158 0,859 158,1017 1430,1017 1589,859 1589,158 1430,0">
              <text:p/>
            </draw:polygon>
          </draw:g>
        </draw:g>
        <draw:frame draw:style-name="gr9" draw:text-style-name="P2" draw:layer="layout" svg:width="1.588cm" svg:height="0.932cm" svg:x="6.834cm" svg:y="25.899cm">
          <draw:text-box>
            <text:p/>
          </draw:text-box>
        </draw:frame>
        <draw:frame draw:style-name="gr10" draw:text-style-name="P2" draw:layer="layout" svg:width="1.588cm" svg:height="1.214cm" svg:x="7.469cm" svg:y="26.676cm">
          <draw:text-box>
            <text:p/>
          </draw:text-box>
        </draw:frame>
        <draw:frame draw:style-name="gr11" draw:text-style-name="P4" draw:layer="layout" svg:width="1.588cm" svg:height="0.677cm" svg:x="6.834cm" svg:y="26.534cm">
          <draw:text-box>
            <text:p text:style-name="P3"><text:span text:style-name="T4">バッチ名称</text:span></text:p>
          </draw:text-box>
        </draw:frame>
        <draw:g>
          <draw:g>
            <draw:path draw:style-name="gr12" draw:text-style-name="P7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7.538cm" svg:y="27.199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7.538cm" svg:y="26.984cm">
            <draw:text-box>
              <text:p text:style-name="P5"><text:span text:style-name="T4">BP080_</text:span><text:span text:style-name="T4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79cm" svg:y="26.077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6" draw:text-style-name="P4" draw:layer="layout" svg:width="1.733cm" svg:height="0.75cm" svg:x="9.79cm" svg:y="26.511cm">
            <draw:text-box>
              <text:p text:style-name="P3"><text:span text:style-name="T4">テーブル名称</text:span></text:p>
            </draw:text-box>
          </draw:frame>
        </draw:g>
        <draw:g>
          <draw:polygon draw:style-name="gr1" draw:text-style-name="P1" draw:layer="layout" svg:width="1.283cm" svg:height="1.283cm" svg:x="1.455cm" svg:y="26.287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455cm" svg:y="26.287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117cm" svg:y="27.169cm" svg:viewBox="0 0 522 362" svg:d="M0 362h422v-362h-422zM462 60h60v-60h-60z">
            <text:p/>
          </draw:path>
          <draw:path draw:style-name="gr8" draw:text-style-name="P2" draw:layer="layout" svg:width="0.521cm" svg:height="0.361cm" svg:x="2.117cm" svg:y="27.169cm" svg:viewBox="0 0 522 362" svg:d="M0 362h422v-362h-422zM0 121h422M0 241h422M20 181h382M240 221h121v-80h-121zM462 60h60v-60h-60z">
            <text:p/>
          </draw:path>
        </draw:g>
        <draw:g>
          <draw:path draw:style-name="gr17" draw:text-style-name="P8" draw:layer="layout" svg:width="1.203cm" svg:height="0.862cm" svg:x="1.495cm" svg:y="26.377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8" draw:text-style-name="P2" draw:layer="layout" svg:width="1.203cm" svg:height="0.862cm" svg:x="1.495cm" svg:y="26.377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8" draw:text-style-name="P4" draw:layer="layout" svg:width="2.117cm" svg:height="0.537cm" svg:x="1.039cm" svg:y="27.57cm">
          <draw:text-box>
            <text:p text:style-name="P3"><text:span text:style-name="T5">画面名称</text:span></text:p>
          </draw:text-box>
        </draw:frame>
        <draw:g>
          <draw:g>
            <draw:path draw:style-name="gr12" draw:text-style-name="P7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  <draw:path draw:style-name="gr8" draw:text-style-name="P2" draw:layer="layout" svg:width="1.767cm" svg:height="0.615cm" svg:x="2.17cm" svg:y="26.995cm" svg:viewBox="0 0 1768 616" svg:d="M76 616h1616c51 0 76-26 76-77v-463c0-51-25-76-76-76h-1616c-51 0-76 25-76 76v463c0 51 25 77 76 77z">
              <text:p/>
            </draw:path>
          </draw:g>
          <draw:frame draw:style-name="gr13" draw:text-style-name="P4" draw:layer="layout" svg:width="1.767cm" svg:height="1.045cm" svg:x="2.17cm" svg:y="26.78cm">
            <draw:text-box>
              <text:p text:style-name="P5"><text:span text:style-name="T4">BP080_</text:span><text:span text:style-name="T4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606cm" svg:y="0.807cm" svg:viewBox="0 0 2144 954" draw:points="0,954 2144,954 2144,0 0,0">
            <text:p/>
          </draw:polygon>
          <draw:frame draw:style-name="gr7" draw:text-style-name="P4" draw:layer="layout" svg:width="2.143cm" svg:height="0.953cm" svg:x="24.606cm" svg:y="0.807cm">
            <draw:text-box>
              <text:p text:style-name="P5"><text:span text:style-name="T1">2008/06/19</text:span></text:p>
            </draw:text-box>
          </draw:frame>
        </draw:g>
        <draw:g>
          <draw:polygon draw:style-name="gr2" draw:text-style-name="P2" draw:layer="layout" svg:width="1.59cm" svg:height="0.953cm" svg:x="23.019cm" svg:y="0.807cm" svg:viewBox="0 0 1591 954" draw:points="0,954 1591,954 1591,0 0,0">
            <text:p/>
          </draw:polygon>
          <draw:frame draw:style-name="gr7" draw:text-style-name="P4" draw:layer="layout" svg:width="1.59cm" svg:height="0.953cm" svg:x="23.019cm" svg:y="0.807cm">
            <draw:text-box>
              <text:p text:style-name="P5"><text:span text:style-name="T1">作成日</text:span></text:p>
            </draw:text-box>
          </draw:frame>
        </draw:g>
        <draw:polygon draw:style-name="gr2" draw:text-style-name="P2" draw:layer="layout" svg:width="2.064cm" svg:height="0.953cm" svg:x="31.988cm" svg:y="0.807cm" svg:viewBox="0 0 2065 954" draw:points="0,954 2065,954 2065,0 0,0">
          <text:p/>
        </draw:polygon>
        <draw:g>
          <draw:polygon draw:style-name="gr2" draw:text-style-name="P2" draw:layer="layout" svg:width="1.429cm" svg:height="0.953cm" svg:x="30.559cm" svg:y="0.807cm" svg:viewBox="0 0 1430 954" draw:points="0,954 1430,954 1430,0 0,0">
            <text:p/>
          </draw:polygon>
          <draw:frame draw:style-name="gr7" draw:text-style-name="P4" draw:layer="layout" svg:width="1.429cm" svg:height="0.953cm" svg:x="30.559cm" svg:y="0.807cm">
            <draw:text-box>
              <text:p text:style-name="P5"><text:span text:style-name="T1">更新日</text:span></text:p>
            </draw:text-box>
          </draw:frame>
        </draw:g>
        <draw:polygon draw:style-name="gr2" draw:text-style-name="P2" draw:layer="layout" svg:width="2.143cm" svg:height="0.953cm" svg:x="35.56cm" svg:y="0.807cm" svg:viewBox="0 0 2144 954" draw:points="0,954 2144,954 2144,0 0,0">
          <text:p/>
        </draw:polygon>
        <draw:g>
          <draw:polygon draw:style-name="gr2" draw:text-style-name="P2" draw:layer="layout" svg:width="1.508cm" svg:height="0.953cm" svg:x="34.052cm" svg:y="0.807cm" svg:viewBox="0 0 1509 954" draw:points="0,954 1509,954 1509,0 0,0">
            <text:p/>
          </draw:polygon>
          <draw:frame draw:style-name="gr7" draw:text-style-name="P4" draw:layer="layout" svg:width="1.508cm" svg:height="0.953cm" svg:x="34.052cm" svg:y="0.807cm">
            <draw:text-box>
              <text:p text:style-name="P5"><text:span text:style-name="T1">更新者</text:span></text:p>
            </draw:text-box>
          </draw:frame>
        </draw:g>
        <draw:g>
          <draw:polygon draw:style-name="gr2" draw:text-style-name="P2" draw:layer="layout" svg:width="2.223cm" svg:height="0.953cm" svg:x="28.337cm" svg:y="0.807cm" svg:viewBox="0 0 2224 954" draw:points="0,954 2224,954 2224,0 0,0">
            <text:p/>
          </draw:polygon>
          <draw:frame draw:style-name="gr7" draw:text-style-name="P4" draw:layer="layout" svg:width="2.223cm" svg:height="0.953cm" svg:x="28.337cm" svg:y="0.807cm">
            <draw:text-box>
              <text:p text:style-name="P5"><text:span text:style-name="T1">ORA</text:span><text:span text:style-name="T1">柳沢</text:span></text:p>
            </draw:text-box>
          </draw:frame>
        </draw:g>
        <draw:g>
          <draw:polygon draw:style-name="gr2" draw:text-style-name="P2" draw:layer="layout" svg:width="1.588cm" svg:height="0.953cm" svg:x="26.749cm" svg:y="0.807cm" svg:viewBox="0 0 1589 954" draw:points="0,954 1589,954 1589,0 0,0">
            <text:p/>
          </draw:polygon>
          <draw:frame draw:style-name="gr7" draw:text-style-name="P4" draw:layer="layout" svg:width="1.588cm" svg:height="0.953cm" svg:x="26.749cm" svg:y="0.807cm">
            <draw:text-box>
              <text:p text:style-name="P5"><text:span text:style-name="T1">作成者</text:span></text:p>
            </draw:text-box>
          </draw:frame>
        </draw:g>
        <draw:g>
          <draw:polygon draw:style-name="gr2" draw:text-style-name="P2" draw:layer="layout" svg:width="1.866cm" svg:height="0.953cm" svg:x="38.735cm" svg:y="0.807cm" svg:viewBox="0 0 1867 954" draw:points="0,954 1867,954 1867,0 0,0">
            <text:p/>
          </draw:polygon>
          <draw:frame draw:style-name="gr7" draw:text-style-name="P4" draw:layer="layout" svg:width="1.866cm" svg:height="0.953cm" svg:x="38.735cm" svg:y="0.807cm">
            <draw:text-box>
              <text:p text:style-name="P5"><text:span text:style-name="T1">Issue3.</text:span><text:span text:style-name="T6">2</text:span></text:p>
            </draw:text-box>
          </draw:frame>
        </draw:g>
        <draw:g>
          <draw:polygon draw:style-name="gr2" draw:text-style-name="P2" draw:layer="layout" svg:width="1.032cm" svg:height="0.953cm" svg:x="37.703cm" svg:y="0.807cm" svg:viewBox="0 0 1033 954" draw:points="0,954 1033,954 1033,0 0,0">
            <text:p/>
          </draw:polygon>
          <draw:frame draw:style-name="gr7" draw:text-style-name="P4" draw:layer="layout" svg:width="1.032cm" svg:height="0.953cm" svg:x="37.703cm" svg:y="0.807cm">
            <draw:text-box>
              <text:p text:style-name="P5"><text:span text:style-name="T1">Ver.</text:span></text:p>
            </draw:text-box>
          </draw:frame>
        </draw:g>
        <draw:g>
          <draw:g>
            <draw:path draw:style-name="gr1" draw:text-style-name="P1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8" draw:text-style-name="P2" draw:layer="layout" svg:width="0.976cm" svg:height="0.976cm" svg:x="15.24cm" svg:y="26.29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9" draw:text-style-name="P4" draw:layer="layout" svg:width="0.976cm" svg:height="0.976cm" svg:x="15.24cm" svg:y="26.29cm">
            <draw:text-box>
              <text:p text:style-name="P3"><text:span text:style-name="T4">番号</text:span></text:p>
            </draw:text-box>
          </draw:frame>
        </draw:g>
        <draw:frame draw:style-name="gr18" draw:text-style-name="P4" draw:layer="layout" svg:width="10.358cm" svg:height="0.537cm" svg:x="16.435cm" svg:y="28.605cm">
          <draw:text-box>
            <text:p text:style-name="P9"><text:span text:style-name="T4">CONFIDENTIAL</text:span><text:span text:style-name="T4">　株式会社伊藤園　</text:span><text:span text:style-name="T4">SCSK</text:span><text:span text:style-name="T4">株式会社</text:span></text:p>
          </draw:text-box>
        </draw:frame>
        <draw:frame draw:style-name="gr18" draw:text-style-name="P4" draw:layer="layout" svg:width="10.358cm" svg:height="0.537cm" svg:x="16.351cm" svg:y="28.896cm">
          <draw:text-box>
            <text:p text:style-name="P9"><text:span text:style-name="T4">Copyright © 2022, SCSK Corporation. All rights reserved.</text:span></text:p>
          </draw:text-box>
        </draw:frame>
        <draw:g>
          <draw:g>
            <draw:path draw:style-name="gr1" draw:text-style-name="P1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8" draw:text-style-name="P2" draw:layer="layout" svg:width="2.226cm" svg:height="1.887cm" svg:x="16.748cm" svg:y="25.71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20" draw:text-style-name="P4" draw:layer="layout" svg:width="2.223cm" svg:height="1.883cm" svg:x="16.748cm" svg:y="25.71cm">
            <draw:text-box>
              <text:p text:style-name="P3"><text:span text:style-name="T4">他システム名</text:span></text:p>
              <text:p text:style-name="P3"><text:span text:style-name="T4">/</text:span><text:span text:style-name="T4">他領域名</text:span></text:p>
              <text:p text:style-name="P3"><text:span text:style-name="T4">(INBOUND</text:span><text:span text:style-name="T4">、</text:span><text:span text:style-name="T4">OUTBOUND)</text:span></text:p>
            </draw:text-box>
          </draw:frame>
        </draw:g>
        <draw:g xml:id="id18" draw:id="id18">
          <draw:g>
            <draw:path draw:style-name="gr1" draw:text-style-name="P1" draw:layer="layout" svg:width="2.54cm" svg:height="0.953cm" svg:x="3.969cm" svg:y="11.3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8" draw:text-style-name="P2" draw:layer="layout" svg:width="2.54cm" svg:height="0.953cm" svg:x="3.969cm" svg:y="11.3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1" draw:text-style-name="P10" draw:layer="layout" svg:width="2.54cm" svg:height="0.953cm" svg:x="3.969cm" svg:y="11.3cm">
            <draw:text-box>
              <text:p text:style-name="P3"><text:span text:style-name="T1">START</text:span></text:p>
            </draw:text-box>
          </draw:frame>
        </draw:g>
        <draw:g>
          <draw:polygon draw:style-name="gr22" draw:text-style-name="P2" draw:layer="layout" svg:width="16.193cm" svg:height="5.499cm" svg:x="1.905cm" svg:y="2.75cm" svg:viewBox="0 0 16194 5500" draw:points="0,5500 16194,5500 16194,0 0,0">
            <text:p/>
          </draw:polygon>
          <draw:frame draw:style-name="gr23" draw:text-style-name="P4" draw:layer="layout" svg:width="16.193cm" svg:height="5.717cm" svg:x="2cm" svg:y="2.783cm">
            <draw:text-box>
              <text:p text:style-name="P5"><text:span text:style-name="T7">処理概要</text:span></text:p>
              <text:p text:style-name="P5"><text:span text:style-name="T8">　現預金実査を行う。</text:span></text:p>
              <text:p text:style-name="P5"><text:span text:style-name="T8">　</text:span><text:span text:style-name="T8">GL</text:span><text:span text:style-name="T8">で保持する顧客別釣銭残高金額を抽出し、顧客マスタ（追加顧客情報テーブル）の釣銭基準額を更新する。</text:span></text:p>
              <text:p text:style-name="P5"><text:span text:style-name="T8">　釣銭基準額の更新パターン</text:span></text:p>
              <text:p text:style-name="P5"><text:span text:style-name="T8"><text:s/></text:span><text:span text:style-name="T8">　①釣銭補充（新規設置・増額）</text:span></text:p>
              <text:p text:style-name="P5"><text:span text:style-name="T8"><text:s/></text:span><text:span text:style-name="T8">　②釣銭戻し（減額・停止）</text:span></text:p>
              <text:p text:style-name="P5"><text:span text:style-name="T9">システ</text:span><text:span text:style-name="T7">ム利用者</text:span></text:p>
              <text:p text:style-name="P5"><text:span text:style-name="T8"><text:s/></text:span><text:span text:style-name="T8">拠点担当者、部門担当者、システム定期実行</text:span></text:p>
              <text:p text:style-name="P5"><text:span text:style-name="T7">処理タイミング、その他</text:span></text:p>
              <text:p text:style-name="P5"><text:span text:style-name="T10"><text:s/></text:span><text:span text:style-name="T10">顧</text:span><text:span text:style-name="T8">客マスタ（追加顧客情報テーブル）の釣銭基準額は日次の夜間バッチにて更新処理を行う。</text:span></text:p>
              <text:p text:style-name="P5"><text:span text:style-name="T8">　</text:span><text:span text:style-name="T11">※</text:span><text:span text:style-name="T11">GL</text:span><text:span text:style-name="T11">、</text:span><text:span text:style-name="T11">AP</text:span><text:span text:style-name="T11">のデータは</text:span><text:span text:style-name="T11">ERP</text:span><text:span text:style-name="T11">に集約されるため、必要なデータを</text:span><text:span text:style-name="T11">ERP</text:span><text:span text:style-name="T11">から</text:span><text:span text:style-name="T11">EBS</text:span><text:span text:style-name="T11">に連携する。</text:span></text:p>
              <text:p text:style-name="P5"><text:span text:style-name="T12">　※未払の釣銭補充申請額については除く必要があるため、</text:span><text:span text:style-name="T13">AP</text:span><text:span text:style-name="T13">の</text:span><text:span text:style-name="T14">ERP</text:span><text:span text:style-name="T14">から連携されたデータが格納された</text:span><text:span text:style-name="T11">新アドオン</text:span><text:span text:style-name="T8">テーブルを参照する。</text:span></text:p>
              <text:p text:style-name="P5"><text:span text:style-name="T8"/></text:p>
            </draw:text-box>
          </draw:frame>
        </draw:g>
        <draw:g>
          <draw:g>
            <draw:path draw:style-name="gr1" draw:text-style-name="P1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8" draw:text-style-name="P2" draw:layer="layout" svg:width="2.117cm" svg:height="0.794cm" svg:x="19.553cm" svg:y="26.366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4" draw:text-style-name="P4" draw:layer="layout" svg:width="2.117cm" svg:height="0.794cm" svg:x="19.553cm" svg:y="26.366cm">
            <draw:text-box>
              <text:p text:style-name="P3"><text:span text:style-name="T4">START/END</text:span></text:p>
            </draw:text-box>
          </draw:frame>
        </draw:g>
        <draw:g>
          <draw:polygon draw:style-name="gr8" draw:text-style-name="P2" draw:layer="layout" svg:width="2.54cm" svg:height="1.905cm" svg:x="23.654cm" svg:y="18.349cm" svg:viewBox="0 0 2541 1906" draw:points="158,0 0,158 0,1747 158,1906 2382,1906 2541,1747 2541,158 2382,0">
            <text:p/>
          </draw:polygon>
        </draw:g>
        <draw:frame draw:style-name="gr25" draw:text-style-name="P4" draw:layer="layout" svg:width="2.54cm" svg:height="0.341cm" svg:x="23.654cm" svg:y="18.348cm">
          <draw:text-box>
            <text:p text:style-name="P5"><text:span text:style-name="T3">CFO_008_A01</text:span></text:p>
          </draw:text-box>
        </draw:frame>
        <draw:g>
          <draw:g>
            <draw:path draw:style-name="gr12" draw:text-style-name="P7" draw:layer="layout" svg:width="2.682cm" svg:height="0.779cm" svg:x="24.274cm" svg:y="20.084cm" svg:viewBox="0 0 2683 780" svg:d="M101 780h2480c68 0 102-34 102-102v-577c0-67-34-101-102-101h-2480c-67 0-101 34-101 101v577c0 68 34 102 101 102z">
              <text:p/>
            </draw:path>
            <draw:path draw:style-name="gr8" draw:text-style-name="P2" draw:layer="layout" svg:width="2.682cm" svg:height="0.779cm" svg:x="24.274cm" svg:y="20.084cm" svg:viewBox="0 0 2683 780" svg:d="M101 780h2480c68 0 102-34 102-102v-577c0-67-34-101-102-101h-2480c-67 0-101 34-101 101v577c0 68 34 102 101 102z">
              <text:p/>
            </draw:path>
          </draw:g>
          <draw:frame draw:style-name="gr26" draw:text-style-name="P4" draw:layer="layout" svg:width="2.682cm" svg:height="0.919cm" svg:x="24.274cm" svg:y="20.014cm">
            <draw:text-box>
              <text:p text:style-name="P11"><text:span text:style-name="T4">K0403_01_015</text:span><text:span text:style-name="T4">：【自動】顧客マスタ</text:span><text:span text:style-name="T4">VD</text:span><text:span text:style-name="T4">釣銭基準額更新</text:span></text:p>
            </draw:text-box>
          </draw:frame>
        </draw:g>
        <draw:frame draw:style-name="gr27" draw:text-style-name="P4" xml:id="id8" draw:id="id8" draw:layer="layout" svg:width="2.54cm" svg:height="1.566cm" svg:x="23.654cm" svg:y="18.688cm">
          <draw:text-box>
            <text:p text:style-name="P3"><text:span text:style-name="T3">アドオン：顧客マスタへの釣銭基準額更新</text:span></text:p>
          </draw:text-box>
        </draw:frame>
        <draw:frame draw:style-name="gr28" draw:text-style-name="P4" draw:layer="layout" svg:width="3.924cm" svg:height="2.183cm" svg:x="23.389cm" svg:y="21cm">
          <draw:text-box>
            <text:p text:style-name="P5"><text:span text:style-name="T3">・当該処理日における釣銭残高金額を、</text:span><text:span text:style-name="T15">標準および</text:span><text:span text:style-name="T15">ERP Cloud</text:span><text:span text:style-name="T15">から連携されたアドオンテーブルから</text:span><text:span text:style-name="T3">算出し、</text:span><text:span text:style-name="T15">顧客アドオン</text:span><text:span text:style-name="T3">マスタ</text:span><text:span text:style-name="T3">DFF</text:span><text:span text:style-name="T3">「釣銭」へ反映する。</text:span></text:p>
          </draw:text-box>
        </draw:frame>
        <draw:g>
          <draw:path draw:style-name="gr2" draw:text-style-name="P2" draw:layer="layout" svg:width="2.474cm" svg:height="2.071cm" svg:x="28.681cm" svg:y="18.259cm" svg:viewBox="0 0 2475 2072" svg:d="M0 309v1454c0 54 57 107 166 154 108 48 265 87 453 114s401 41 619 41c217 0 430-14 618-41s345-66 453-114c109-47 166-100 166-154v-1454c0-54-57-107-166-154-108-48-265-87-453-114s-401-41-619-41c-217 0-430 14-618 41s-345 66-453 114c-109 47-166 100-166 154zM0 309c0 54 57 108 166 155 108 47 265 86 453 113s401 41 619 41c217 0 430-14 618-41s345-66 453-113c109-47 166-101 166-155">
            <text:p/>
          </draw:path>
          <draw:frame draw:style-name="gr3" draw:text-style-name="P4" draw:layer="layout" svg:width="2.474cm" svg:height="1.549cm" svg:x="28.681cm" svg:y="18.676cm">
            <draw:text-box>
              <text:p text:style-name="P3"><text:span text:style-name="T1">アドオン：</text:span></text:p>
              <text:p text:style-name="P3"><text:span text:style-name="T1">顧客アドオンマスタ</text:span></text:p>
            </draw:text-box>
          </draw:frame>
        </draw:g>
        <draw:line draw:style-name="gr29" draw:text-style-name="P2" draw:layer="layout" svg:x1="26.194cm" svg:y1="19.303cm" svg:x2="28.682cm" svg:y2="19.295cm">
          <text:p/>
        </draw:line>
        <draw:g>
          <draw:g>
            <draw:path draw:style-name="gr1" draw:text-style-name="P1" draw:layer="layout" svg:width="2.54cm" svg:height="0.953cm" svg:x="37.095cm" svg:y="19.963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  <draw:path draw:style-name="gr8" draw:text-style-name="P2" draw:layer="layout" svg:width="2.54cm" svg:height="0.953cm" svg:x="37.095cm" svg:y="19.963cm" svg:viewBox="0 0 2541 954" svg:d="M476 954h1589c83 0 165-22 238-64 72-42 132-102 174-174 42-73 64-155 64-239s-22-166-64-239c-42-72-102-132-174-174-73-42-155-64-238-64h-1589c-83 0-165 22-238 64-72 42-132 102-174 175-42 72-64 154-64 238s22 166 64 239c42 72 102 132 174 174 73 42 155 64 238 64z">
              <text:p/>
            </draw:path>
          </draw:g>
          <draw:frame draw:style-name="gr21" draw:text-style-name="P4" draw:layer="layout" svg:width="2.54cm" svg:height="0.953cm" svg:x="37.095cm" svg:y="19.963cm">
            <draw:text-box>
              <text:p text:style-name="P3"><text:span text:style-name="T1">END</text:span></text:p>
            </draw:text-box>
          </draw:frame>
        </draw:g>
        <draw:path draw:style-name="gr29" draw:text-style-name="P2" draw:layer="layout" svg:width="5.94cm" svg:height="1.145cm" svg:x="31.155cm" svg:y="19.295cm" svg:viewBox="0 0 5941 1146" svg:d="M0 0h317c106 0 159 53 159 158v829c0 106 53 159 159 159h5306">
          <text:p/>
        </draw:path>
        <draw:g>
          <draw:polygon draw:style-name="gr2" draw:text-style-name="P2" draw:layer="layout" svg:width="2.064cm" svg:height="0.953cm" svg:x="31.988cm" svg:y="0.807cm" svg:viewBox="0 0 2065 954" draw:points="0,954 2065,954 2065,0 0,0">
            <text:p/>
          </draw:polygon>
          <draw:frame draw:style-name="gr7" draw:text-style-name="P4" draw:layer="layout" svg:width="2.064cm" svg:height="0.953cm" svg:x="31.988cm" svg:y="0.807cm">
            <draw:text-box>
              <text:p text:style-name="P5"><text:span text:style-name="T1">2022/07/28</text:span></text:p>
            </draw:text-box>
          </draw:frame>
        </draw:g>
        <draw:g>
          <draw:polygon draw:style-name="gr2" draw:text-style-name="P2" draw:layer="layout" svg:width="2.143cm" svg:height="0.953cm" svg:x="35.56cm" svg:y="0.807cm" svg:viewBox="0 0 2144 954" draw:points="0,954 2144,954 2144,0 0,0">
            <text:p/>
          </draw:polygon>
          <draw:frame draw:style-name="gr7" draw:text-style-name="P4" draw:layer="layout" svg:width="2.143cm" svg:height="0.953cm" svg:x="35.56cm" svg:y="0.807cm">
            <draw:text-box>
              <text:p text:style-name="P5"><text:span text:style-name="T1">SCSK</text:span><text:span text:style-name="T1">伊藤</text:span></text:p>
            </draw:text-box>
          </draw:frame>
        </draw:g>
        <draw:g>
          <draw:g>
            <draw:path draw:style-name="gr1" draw:text-style-name="P1" draw:layer="layout" svg:width="2.262cm" svg:height="2.07cm" svg:x="18.45cm" svg:y="18.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2" draw:text-style-name="P2" draw:layer="layout" svg:width="2.262cm" svg:height="2.07cm" svg:x="18.45cm" svg:y="18.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" draw:text-style-name="P4" draw:layer="layout" svg:width="2.262cm" svg:height="1.549cm" svg:x="18.45cm" svg:y="18.653cm">
            <draw:text-box>
              <text:p text:style-name="P3"><text:span text:style-name="T1">標準：顧客</text:span></text:p>
              <text:p text:style-name="P3"><text:span text:style-name="T1">所在地マスタ</text:span></text:p>
            </draw:text-box>
          </draw:frame>
        </draw:g>
        <draw:g>
          <draw:g>
            <draw:path draw:style-name="gr1" draw:text-style-name="P1" draw:layer="layout" svg:width="2.749cm" svg:height="2.308cm" svg:x="14.95cm" svg:y="16.5cm" svg:viewBox="0 0 2750 2309" svg:d="M0 314v1681c0 55 63 109 185 157 120 48 294 87 503 115s446 42 688 42c240 0 477-14 686-42s383-67 503-115c122-48 185-102 185-157v-1681c0-54-63-109-185-157-120-48-294-87-503-115s-446-42-688-42c-240 0-477 14-686 42s-383 67-503 115c-122 48-185 103-185 157z">
              <text:p/>
            </draw:path>
            <draw:path draw:style-name="gr2" draw:text-style-name="P2" draw:layer="layout" svg:width="2.749cm" svg:height="2.308cm" svg:x="14.95cm" svg:y="16.5cm" svg:viewBox="0 0 2750 2309" svg:d="M0 314v1681c0 55 63 109 185 157 120 48 294 87 503 115s446 42 688 42c240 0 477-14 686-42s383-67 503-115c122-48 185-102 185-157v-1681c0-54-63-109-185-157-120-48-294-87-503-115s-446-42-688-42c-240 0-477 14-686 42s-383 67-503 115c-122 48-185 103-185 157zM0 314c0 56 63 110 185 158 120 48 294 88 503 115s446 42 688 42c240 0 477-15 686-42s383-67 503-115c122-48 185-102 185-158">
              <text:p/>
            </draw:path>
          </draw:g>
          <draw:frame draw:style-name="gr30" draw:text-style-name="P10" draw:layer="layout" svg:width="2.749cm" svg:height="2.376cm" svg:x="14.95cm" svg:y="16.624cm">
            <draw:text-box>
              <text:p text:style-name="P3"><text:span text:style-name="T1">標準：勘定科目</text:span></text:p>
              <text:p text:style-name="P3"><text:span text:style-name="T1">組合せマスタ</text:span></text:p>
            </draw:text-box>
          </draw:frame>
        </draw:g>
        <draw:g>
          <draw:g>
            <draw:path draw:style-name="gr1" draw:text-style-name="P1" draw:layer="layout" svg:width="2.262cm" svg:height="2.07cm" svg:x="14.487cm" svg:y="22.17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2" draw:text-style-name="P2" draw:layer="layout" svg:width="2.262cm" svg:height="2.07cm" svg:x="14.487cm" svg:y="22.17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" draw:text-style-name="P4" draw:layer="layout" svg:width="2.262cm" svg:height="1.549cm" svg:x="14.487cm" svg:y="22.581cm">
            <draw:text-box>
              <text:p text:style-name="P3"><text:span text:style-name="T1">標準：</text:span></text:p>
              <text:p text:style-name="P3"><text:span text:style-name="T1">仕訳明細</text:span></text:p>
              <text:p text:style-name="P3"><text:span text:style-name="T1">テーブル</text:span></text:p>
            </draw:text-box>
          </draw:frame>
        </draw:g>
        <draw:g>
          <draw:g>
            <draw:path draw:style-name="gr1" draw:text-style-name="P1" draw:layer="layout" svg:width="2.262cm" svg:height="2.07cm" svg:x="11.487cm" svg:y="22.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2" draw:text-style-name="P2" draw:layer="layout" svg:width="2.262cm" svg:height="2.07cm" svg:x="11.487cm" svg:y="22.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" draw:text-style-name="P4" draw:layer="layout" svg:width="2.262cm" svg:height="1.549cm" svg:x="11.487cm" svg:y="22.653cm">
            <draw:text-box>
              <text:p text:style-name="P3"><text:span text:style-name="T1">標準：</text:span></text:p>
              <text:p text:style-name="P3"><text:span text:style-name="T1">仕訳ヘッダ</text:span></text:p>
              <text:p text:style-name="P3"><text:span text:style-name="T1">テーブル</text:span></text:p>
            </draw:text-box>
          </draw:frame>
        </draw:g>
        <draw:g>
          <draw:g>
            <draw:path draw:style-name="gr1" draw:text-style-name="P1" draw:layer="layout" svg:width="2.262cm" svg:height="2.07cm" svg:x="8.487cm" svg:y="22.17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2" draw:text-style-name="P2" draw:layer="layout" svg:width="2.262cm" svg:height="2.07cm" svg:x="8.487cm" svg:y="22.17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" draw:text-style-name="P4" draw:layer="layout" svg:width="2.262cm" svg:height="1.549cm" svg:x="8.487cm" svg:y="22.582cm">
            <draw:text-box>
              <text:p text:style-name="P3"><text:span text:style-name="T1">標準：</text:span></text:p>
              <text:p text:style-name="P3"><text:span text:style-name="T1">仕訳バッチ</text:span></text:p>
              <text:p text:style-name="P3"><text:span text:style-name="T1">テーブル</text:span></text:p>
            </draw:text-box>
          </draw:frame>
        </draw:g>
        <draw:g>
          <draw:g>
            <draw:path draw:style-name="gr1" draw:text-style-name="P1" draw:layer="layout" svg:width="5.999cm" svg:height="1.691cm" svg:x="10.5cm" svg:y="8.638cm" svg:viewBox="0 0 6000 1692" svg:d="M0 230v1232c0 40 138 80 403 115 262 35 642 64 1098 84s973 31 1500 31c525 0 1042-11 1498-31s836-49 1098-84c265-35 403-75 403-115v-1232c0-40-138-80-403-115-262-35-642-64-1098-84s-973-31-1500-31c-525 0-1042 11-1498 31s-836 49-1098 84c-265 35-403 75-403 115z">
              <text:p/>
            </draw:path>
            <draw:path draw:style-name="gr2" draw:text-style-name="P2" draw:layer="layout" svg:width="5.999cm" svg:height="1.691cm" svg:x="10.5cm" svg:y="8.638cm" svg:viewBox="0 0 6000 1692" svg:d="M0 230v1232c0 40 138 80 403 115 262 35 642 64 1098 84s973 31 1500 31c525 0 1042-11 1498-31s836-49 1098-84c265-35 403-75 403-115v-1232c0-40-138-80-403-115-262-35-642-64-1098-84s-973-31-1500-31c-525 0-1042 11-1498 31s-836 49-1098 84c-265 35-403 75-403 115zM0 230c0 41 138 80 403 116 262 35 642 64 1098 84s973 31 1500 31c525 0 1042-11 1498-31s836-49 1098-84c265-36 403-75 403-116">
              <text:p/>
            </draw:path>
          </draw:g>
          <draw:frame draw:style-name="gr31" draw:text-style-name="P12" draw:layer="layout" svg:width="5.997cm" svg:height="2.3cm" svg:x="10.5cm" svg:y="8.45cm">
            <draw:text-box>
              <text:p text:style-name="P3"><text:span text:style-name="T6">ERP</text:span><text:span text:style-name="T6">標準：総勘定元帳 </text:span><text:span text:style-name="T6">- </text:span><text:span text:style-name="T6">トランザクション残高リアルタイム</text:span></text:p>
            </draw:text-box>
          </draw:frame>
        </draw:g>
        <draw:frame draw:style-name="gr32" draw:text-style-name="P4" draw:layer="layout" svg:width="4.022cm" svg:height="1.283cm" svg:x="27.86cm" svg:y="3.625cm">
          <draw:text-box>
            <text:p text:style-name="P5"><text:span text:style-name="T3">・仮払釣銭残高を確認する。</text:span></text:p>
          </draw:text-box>
        </draw:frame>
        <draw:path draw:style-name="gr2" draw:text-style-name="P2" xml:id="id17" draw:id="id17" draw:layer="layout" svg:width="2.111cm" svg:height="2.111cm" svg:x="23.839cm" svg:y="2.533cm" svg:viewBox="0 0 2112 2112" svg:d="M461 1386h-461v726h2112v-726h-462v-99h198v-1287h-1585v1287h198zM461 1386h1189M461 1287h1189">
          <text:p/>
        </draw:path>
        <draw:path draw:style-name="gr8" draw:text-style-name="P2" draw:layer="layout" svg:width="0.858cm" svg:height="0.594cm" svg:x="24.928cm" svg:y="3.984cm" svg:viewBox="0 0 859 595" svg:d="M0 595h694v-595h-694zM0 198h694M0 396h694M32 297h629M396 363h198v-132h-198zM760 98h99v-98h-99z">
          <text:p/>
        </draw:path>
        <draw:path draw:style-name="gr8" draw:text-style-name="P2" draw:layer="layout" svg:width="1.979cm" svg:height="1.419cm" svg:x="23.905cm" svg:y="2.681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3" draw:text-style-name="P13" draw:layer="layout" svg:width="9cm" svg:height="1.027cm" svg:x="23.976cm" svg:y="4.473cm">
          <draw:text-box>
            <text:p text:style-name="P5"><text:span text:style-name="T16">CFO_008_A07</text:span><text:span text:style-name="T16">：</text:span><text:span text:style-name="T16">ERP</text:span><text:span text:style-name="T16">アドオン：</text:span><text:span text:style-name="T16">GL</text:span><text:span text:style-name="T16">残高</text:span><text:span text:style-name="T16">_</text:span><text:span text:style-name="T16">全項目版</text:span><text:span text:style-name="T16">(OTBI)</text:span></text:p>
          </draw:text-box>
        </draw:frame>
        <draw:g>
          <draw:g>
            <draw:path draw:style-name="gr12" draw:text-style-name="P7" draw:layer="layout" svg:width="2.196cm" svg:height="0.781cm" svg:x="25.135cm" svg:y="3.89cm" svg:viewBox="0 0 2197 782" svg:d="M76 782h2044c51 0 77-25 77-76v-630c0-51-26-76-77-76h-2044c-51 0-76 25-76 76v630c0 51 25 76 76 76z">
              <text:p/>
            </draw:path>
            <draw:path draw:style-name="gr8" draw:text-style-name="P2" draw:layer="layout" svg:width="2.196cm" svg:height="0.781cm" svg:x="25.135cm" svg:y="3.89cm" svg:viewBox="0 0 2197 782" svg:d="M76 782h2044c51 0 77-25 77-76v-630c0-51-26-76-77-76h-2044c-51 0-76 25-76 76v630c0 51 25 76 76 76z">
              <text:p/>
            </draw:path>
          </draw:g>
          <draw:frame draw:style-name="gr34" draw:text-style-name="P4" draw:layer="layout" svg:width="2.196cm" svg:height="0.781cm" svg:x="25.135cm" svg:y="3.89cm">
            <draw:text-box>
              <text:p text:style-name="P11"><text:span text:style-name="T4">K0401_01_0</text:span><text:span text:style-name="T17">10</text:span><text:span text:style-name="T4">：釣銭残高確認表の照会</text:span></text:p>
            </draw:text-box>
          </draw:frame>
        </draw:g>
        <draw:frame draw:style-name="gr32" draw:text-style-name="P4" draw:layer="layout" svg:width="4.022cm" svg:height="1.283cm" svg:x="27.834cm" svg:y="6.853cm">
          <draw:text-box>
            <text:p text:style-name="P5"><text:span text:style-name="T3">・現金過不足で発生した仮勘定の残高を確認する。</text:span></text:p>
          </draw:text-box>
        </draw:frame>
        <draw:path draw:style-name="gr2" draw:text-style-name="P2" xml:id="id16" draw:id="id16" draw:layer="layout" svg:width="2.111cm" svg:height="2.111cm" svg:x="23.76cm" svg:y="5.681cm" svg:viewBox="0 0 2112 2112" svg:d="M461 1386h-461v726h2112v-726h-462v-99h198v-1287h-1585v1287h198zM461 1386h1189M461 1287h1189">
          <text:p/>
        </draw:path>
        <draw:path draw:style-name="gr8" draw:text-style-name="P2" draw:layer="layout" svg:width="0.858cm" svg:height="0.594cm" svg:x="24.848cm" svg:y="7.133cm" svg:viewBox="0 0 859 595" svg:d="M0 595h694v-595h-694zM0 198h694M0 396h694M32 297h629M396 363h198v-132h-198zM760 98h99v-98h-99z">
          <text:p/>
        </draw:path>
        <draw:path draw:style-name="gr8" draw:text-style-name="P2" draw:layer="layout" svg:width="1.979cm" svg:height="1.419cm" svg:x="23.825cm" svg:y="5.83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5" draw:text-style-name="P15" draw:layer="layout" svg:width="9cm" svg:height="1.303cm" svg:x="23.976cm" svg:y="7.621cm">
          <draw:text-box>
            <text:p text:style-name="P14"><text:span text:style-name="T16">CFO_008_A07</text:span><text:span text:style-name="T16">：</text:span><text:span text:style-name="T16">ERP</text:span><text:span text:style-name="T16">アドオン：</text:span><text:span text:style-name="T16">GL</text:span><text:span text:style-name="T16">残高</text:span><text:span text:style-name="T16">_</text:span><text:span text:style-name="T16">全項目版</text:span><text:span text:style-name="T16">(OTBI)</text:span></text:p>
          </draw:text-box>
        </draw:frame>
        <draw:g>
          <draw:g>
            <draw:path draw:style-name="gr12" draw:text-style-name="P7" draw:layer="layout" svg:width="2.196cm" svg:height="0.781cm" svg:x="25.056cm" svg:y="7.038cm" svg:viewBox="0 0 2197 782" svg:d="M76 782h2044c51 0 77-25 77-76v-630c0-51-26-76-77-76h-2044c-51 0-76 25-76 76v630c0 51 25 76 76 76z">
              <text:p/>
            </draw:path>
            <draw:path draw:style-name="gr8" draw:text-style-name="P2" draw:layer="layout" svg:width="2.196cm" svg:height="0.781cm" svg:x="25.056cm" svg:y="7.038cm" svg:viewBox="0 0 2197 782" svg:d="M76 782h2044c51 0 77-25 77-76v-630c0-51-26-76-77-76h-2044c-51 0-76 25-76 76v630c0 51 25 76 76 76z">
              <text:p/>
            </draw:path>
          </draw:g>
          <draw:frame draw:style-name="gr34" draw:text-style-name="P4" draw:layer="layout" svg:width="2.196cm" svg:height="0.781cm" svg:x="25.056cm" svg:y="7.038cm">
            <draw:text-box>
              <text:p text:style-name="P11"><text:span text:style-name="T4">K401_05_</text:span><text:span text:style-name="T17">013</text:span><text:span text:style-name="T4">：仮勘定の確認</text:span></text:p>
            </draw:text-box>
          </draw:frame>
        </draw:g>
        <draw:frame draw:style-name="gr32" draw:text-style-name="P4" draw:layer="layout" svg:width="4.022cm" svg:height="1.283cm" svg:x="27.887cm" svg:y="9.949cm">
          <draw:text-box>
            <text:p text:style-name="P5"><text:span text:style-name="T3">・小口現金残高を確認する。</text:span></text:p>
          </draw:text-box>
        </draw:frame>
        <draw:path draw:style-name="gr2" draw:text-style-name="P2" xml:id="id5" draw:id="id5" draw:layer="layout" svg:width="2.111cm" svg:height="2.111cm" svg:x="23.733cm" svg:y="15.021cm" svg:viewBox="0 0 2112 2112" svg:d="M461 1386h-461v726h2112v-726h-462v-99h198v-1287h-1585v1287h198zM461 1386h1189M461 1287h1189">
          <text:p/>
        </draw:path>
        <draw:path draw:style-name="gr8" draw:text-style-name="P2" draw:layer="layout" svg:width="0.858cm" svg:height="0.594cm" svg:x="24.822cm" svg:y="16.472cm" svg:viewBox="0 0 859 595" svg:d="M0 595h694v-595h-694zM0 198h694M0 396h694M32 297h629M396 363h198v-132h-198zM760 98h99v-98h-99z">
          <text:p/>
        </draw:path>
        <draw:path draw:style-name="gr8" draw:text-style-name="P2" xml:id="id12" draw:id="id12" draw:layer="layout" svg:width="1.979cm" svg:height="1.419cm" svg:x="23.799cm" svg:y="15.169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6" draw:text-style-name="P15" draw:layer="layout" svg:width="9cm" svg:height="1.303cm" svg:x="23.976cm" svg:y="16.961cm">
          <draw:text-box>
            <text:p text:style-name="P14"><text:span text:style-name="T16">CFO_008_A09</text:span><text:span text:style-name="T16">：</text:span><text:span text:style-name="T16">ERP</text:span><text:span text:style-name="T16">アドオン：仕訳日記帳</text:span><text:span text:style-name="T16">(BIP)</text:span></text:p>
          </draw:text-box>
        </draw:frame>
        <draw:g>
          <draw:g>
            <draw:path draw:style-name="gr12" draw:text-style-name="P7" draw:layer="layout" svg:width="2.196cm" svg:height="0.781cm" svg:x="25.03cm" svg:y="16.378cm" svg:viewBox="0 0 2197 782" svg:d="M76 782h2044c51 0 77-25 77-76v-630c0-51-26-76-77-76h-2044c-51 0-76 25-76 76v630c0 51 25 76 76 76z">
              <text:p/>
            </draw:path>
            <draw:path draw:style-name="gr8" draw:text-style-name="P2" draw:layer="layout" svg:width="2.196cm" svg:height="0.781cm" svg:x="25.03cm" svg:y="16.378cm" svg:viewBox="0 0 2197 782" svg:d="M76 782h2044c51 0 77-25 77-76v-630c0-51-26-76-77-76h-2044c-51 0-76 25-76 76v630c0 51 25 76 76 76z">
              <text:p/>
            </draw:path>
          </draw:g>
          <draw:frame draw:style-name="gr34" draw:text-style-name="P4" draw:layer="layout" svg:width="2.196cm" svg:height="0.781cm" svg:x="25.03cm" svg:y="16.378cm">
            <draw:text-box>
              <text:p text:style-name="P11"><text:span text:style-name="T4">K401_05_0</text:span><text:span text:style-name="T17">12</text:span><text:span text:style-name="T4">：実査対象データの抽出</text:span></text:p>
            </draw:text-box>
          </draw:frame>
        </draw:g>
        <draw:frame draw:style-name="gr32" draw:text-style-name="P4" draw:layer="layout" svg:width="4.022cm" svg:height="1.283cm" svg:x="27.94cm" svg:y="13.018cm">
          <draw:text-box>
            <text:p text:style-name="P5"><text:span text:style-name="T3">・預金残高を確認する。</text:span></text:p>
          </draw:text-box>
        </draw:frame>
        <draw:path draw:style-name="gr2" draw:text-style-name="P2" xml:id="id4" draw:id="id4" draw:layer="layout" svg:width="2.111cm" svg:height="2.111cm" svg:x="23.733cm" svg:y="8.777cm" svg:viewBox="0 0 2112 2112" svg:d="M461 1386h-461v726h2112v-726h-462v-99h198v-1287h-1585v1287h198zM461 1386h1189M461 1287h1189">
          <text:p/>
        </draw:path>
        <draw:path draw:style-name="gr8" draw:text-style-name="P2" draw:layer="layout" svg:width="0.858cm" svg:height="0.594cm" svg:x="24.822cm" svg:y="10.228cm" svg:viewBox="0 0 859 595" svg:d="M0 595h694v-595h-694zM0 198h694M0 396h694M32 297h629M396 363h198v-132h-198zM760 98h99v-98h-99z">
          <text:p/>
        </draw:path>
        <draw:path draw:style-name="gr8" draw:text-style-name="P2" xml:id="id14" draw:id="id14" draw:layer="layout" svg:width="1.979cm" svg:height="1.419cm" svg:x="23.799cm" svg:y="8.925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7" draw:text-style-name="P13" draw:layer="layout" svg:width="9cm" svg:height="1.303cm" svg:x="23.976cm" svg:y="10.717cm">
          <draw:text-box>
            <text:p text:style-name="P5"><text:span text:style-name="T16">CFO_008_A08</text:span><text:span text:style-name="T16">：</text:span><text:span text:style-name="T16">ERP</text:span><text:span text:style-name="T16">アドオン：</text:span><text:span text:style-name="T16">GL</text:span><text:span text:style-name="T16">仕訳</text:span><text:span text:style-name="T16">_</text:span><text:span text:style-name="T16">単一オブジェクト項目版</text:span><text:span text:style-name="T16">(OTBI)</text:span></text:p>
            <text:p text:style-name="P5"><text:span text:style-name="T16">CFO_008_A09</text:span><text:span text:style-name="T16">：</text:span><text:span text:style-name="T16">ERP</text:span><text:span text:style-name="T16">アドオン：仕訳日記帳</text:span><text:span text:style-name="T16">(BIP)</text:span></text:p>
          </draw:text-box>
        </draw:frame>
        <draw:g>
          <draw:g>
            <draw:path draw:style-name="gr12" draw:text-style-name="P7" draw:layer="layout" svg:width="2.196cm" svg:height="0.781cm" svg:x="25.03cm" svg:y="10.134cm" svg:viewBox="0 0 2197 782" svg:d="M76 782h2044c51 0 77-25 77-76v-630c0-51-26-76-77-76h-2044c-51 0-76 25-76 76v630c0 51 25 76 76 76z">
              <text:p/>
            </draw:path>
            <draw:path draw:style-name="gr8" draw:text-style-name="P2" draw:layer="layout" svg:width="2.196cm" svg:height="0.781cm" svg:x="25.03cm" svg:y="10.134cm" svg:viewBox="0 0 2197 782" svg:d="M76 782h2044c51 0 77-25 77-76v-630c0-51-26-76-77-76h-2044c-51 0-76 25-76 76v630c0 51 25 76 76 76z">
              <text:p/>
            </draw:path>
          </draw:g>
          <draw:frame draw:style-name="gr34" draw:text-style-name="P4" draw:layer="layout" svg:width="2.196cm" svg:height="0.781cm" svg:x="25.03cm" svg:y="10.134cm">
            <draw:text-box>
              <text:p text:style-name="P11"><text:span text:style-name="T4">K401_03_0</text:span><text:span text:style-name="T17">10</text:span><text:span text:style-name="T4">：小口預金出納帳の照会</text:span></text:p>
            </draw:text-box>
          </draw:frame>
        </draw:g>
        <draw:frame draw:style-name="gr32" draw:text-style-name="P13" draw:layer="layout" svg:width="4.022cm" svg:height="1.283cm" svg:x="27.966cm" svg:y="16.087cm">
          <draw:text-box>
            <text:p text:style-name="P5"><text:span text:style-name="T15">・営業員、顧客別の売上データを確認する。</text:span></text:p>
          </draw:text-box>
        </draw:frame>
        <draw:path draw:style-name="gr2" draw:text-style-name="P2" xml:id="id6" draw:id="id6" draw:layer="layout" svg:width="2.111cm" svg:height="2.111cm" svg:x="23.76cm" svg:y="11.899cm" svg:viewBox="0 0 2112 2112" svg:d="M461 1386h-461v726h2112v-726h-462v-99h198v-1287h-1585v1287h198zM461 1386h1189M461 1287h1189">
          <text:p/>
        </draw:path>
        <draw:path draw:style-name="gr8" draw:text-style-name="P2" draw:layer="layout" svg:width="0.858cm" svg:height="0.594cm" svg:x="24.848cm" svg:y="13.35cm" svg:viewBox="0 0 859 595" svg:d="M0 595h694v-595h-694zM0 198h694M0 396h694M32 297h629M396 363h198v-132h-198zM760 98h99v-98h-99z">
          <text:p/>
        </draw:path>
        <draw:path draw:style-name="gr8" draw:text-style-name="P2" xml:id="id13" draw:id="id13" draw:layer="layout" svg:width="1.979cm" svg:height="1.419cm" svg:x="23.825cm" svg:y="12.047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38" draw:text-style-name="P15" draw:layer="layout" svg:width="9cm" svg:height="1.303cm" svg:x="23.976cm" svg:y="13.839cm">
          <draw:text-box>
            <text:p text:style-name="P14"><text:span text:style-name="T16">CFO_008_A08</text:span><text:span text:style-name="T16">：</text:span><text:span text:style-name="T16">ERP</text:span><text:span text:style-name="T16">アドオン：</text:span><text:span text:style-name="T16">GL</text:span><text:span text:style-name="T16">仕訳</text:span><text:span text:style-name="T16">_</text:span><text:span text:style-name="T16">単一オブジェクト項目版</text:span><text:span text:style-name="T16">(OTBI)</text:span></text:p>
            <text:p text:style-name="P14"><text:span text:style-name="T16">CFO_008_A09</text:span><text:span text:style-name="T16">：</text:span><text:span text:style-name="T16">ERP</text:span><text:span text:style-name="T16">アドオン：仕訳日記帳</text:span><text:span text:style-name="T16">(BIP)</text:span></text:p>
          </draw:text-box>
        </draw:frame>
        <draw:g>
          <draw:g>
            <draw:path draw:style-name="gr12" draw:text-style-name="P7" draw:layer="layout" svg:width="2.196cm" svg:height="0.781cm" svg:x="25.056cm" svg:y="13.256cm" svg:viewBox="0 0 2197 782" svg:d="M76 782h2044c51 0 77-25 77-76v-630c0-51-26-76-77-76h-2044c-51 0-76 25-76 76v630c0 51 25 76 76 76z">
              <text:p/>
            </draw:path>
            <draw:path draw:style-name="gr8" draw:text-style-name="P2" draw:layer="layout" svg:width="2.196cm" svg:height="0.781cm" svg:x="25.056cm" svg:y="13.256cm" svg:viewBox="0 0 2197 782" svg:d="M76 782h2044c51 0 77-25 77-76v-630c0-51-26-76-77-76h-2044c-51 0-76 25-76 76v630c0 51 25 76 76 76z">
              <text:p/>
            </draw:path>
          </draw:g>
          <draw:frame draw:style-name="gr34" draw:text-style-name="P4" draw:layer="layout" svg:width="2.196cm" svg:height="0.781cm" svg:x="25.056cm" svg:y="13.256cm">
            <draw:text-box>
              <text:p text:style-name="P11"><text:span text:style-name="T4">K401_04_00</text:span><text:span text:style-name="T17">7</text:span><text:span text:style-name="T4">：預金出納帳</text:span></text:p>
            </draw:text-box>
          </draw:frame>
        </draw:g>
        <draw:path draw:style-name="gr29" draw:text-style-name="P2" draw:layer="layout" svg:width="11.417cm" svg:height="16.788cm" svg:x="25.678cm" svg:y="3.652cm" svg:viewBox="0 0 11418 16789" svg:d="M0 0h9566c106 0 159 53 159 158v16473c0 105 53 158 159 158h1534">
          <text:p/>
        </draw:path>
        <draw:path draw:style-name="gr29" draw:text-style-name="P2" draw:layer="layout" svg:width="11.496cm" svg:height="13.639cm" svg:x="25.598cm" svg:y="6.8cm" svg:viewBox="0 0 11497 13640" svg:d="M0 0h9645c105 0 158 53 158 158v13323c0 106 53 159 159 159h1535">
          <text:p/>
        </draw:path>
        <draw:path draw:style-name="gr29" draw:text-style-name="P2" draw:layer="layout" svg:width="11.523cm" svg:height="10.544cm" svg:x="25.572cm" svg:y="9.896cm" svg:viewBox="0 0 11524 10545" svg:d="M0 0h9672c106 0 159 53 159 158v10228c0 106 53 159 159 159h1534">
          <text:p/>
        </draw:path>
        <draw:path draw:style-name="gr29" draw:text-style-name="P2" draw:layer="layout" svg:width="11.496cm" svg:height="7.422cm" svg:x="25.598cm" svg:y="13.018cm" svg:viewBox="0 0 11497 7423" svg:d="M0 0h9645c105 0 158 53 158 158v7106c0 106 53 159 159 159h1535">
          <text:p/>
        </draw:path>
        <draw:path draw:style-name="gr29" draw:text-style-name="P2" draw:layer="layout" svg:width="11.523cm" svg:height="4.299cm" svg:x="25.572cm" svg:y="16.14cm" svg:viewBox="0 0 11524 4300" svg:d="M0 0h9672c106 0 159 53 159 158v3983c0 106 53 159 159 159h1534">
          <text:p/>
        </draw:path>
        <draw:g>
          <draw:polygon draw:style-name="gr8" draw:text-style-name="P2" draw:layer="layout" svg:width="2.54cm" svg:height="1.905cm" svg:x="28.945cm" svg:y="22.027cm" svg:viewBox="0 0 2541 1906" draw:points="158,0 0,158 0,1747 158,1906 2382,1906 2541,1747 2541,158 2382,0">
            <text:p/>
          </draw:polygon>
        </draw:g>
        <draw:frame draw:style-name="gr25" draw:text-style-name="P4" draw:layer="layout" svg:width="2.54cm" svg:height="0.341cm" svg:x="28.945cm" svg:y="22.026cm">
          <draw:text-box>
            <text:p text:style-name="P5"><text:span text:style-name="T3">CFO_008_A02</text:span></text:p>
          </draw:text-box>
        </draw:frame>
        <draw:g>
          <draw:g>
            <draw:path draw:style-name="gr12" draw:text-style-name="P7" draw:layer="layout" svg:width="2.682cm" svg:height="0.779cm" svg:x="29.565cm" svg:y="23.762cm" svg:viewBox="0 0 2683 780" svg:d="M101 780h2480c68 0 102-34 102-102v-577c0-67-34-101-102-101h-2480c-67 0-101 34-101 101v577c0 68 34 102 101 102z">
              <text:p/>
            </draw:path>
            <draw:path draw:style-name="gr8" draw:text-style-name="P2" draw:layer="layout" svg:width="2.682cm" svg:height="0.779cm" svg:x="29.565cm" svg:y="23.762cm" svg:viewBox="0 0 2683 780" svg:d="M101 780h2480c68 0 102-34 102-102v-577c0-67-34-101-102-101h-2480c-67 0-101 34-101 101v577c0 68 34 102 101 102z">
              <text:p/>
            </draw:path>
          </draw:g>
          <draw:frame draw:style-name="gr39" draw:text-style-name="P4" draw:layer="layout" svg:width="2.682cm" svg:height="0.779cm" svg:x="29.565cm" svg:y="23.762cm">
            <draw:text-box>
              <text:p text:style-name="P11"><text:span text:style-name="T4">回収入金銀行預入金額照合データ作成</text:span></text:p>
            </draw:text-box>
          </draw:frame>
        </draw:g>
        <draw:frame draw:style-name="gr27" draw:text-style-name="P4" xml:id="id10" draw:id="id10" draw:layer="layout" svg:width="2.54cm" svg:height="1.566cm" svg:x="28.945cm" svg:y="22.366cm">
          <draw:text-box>
            <text:p text:style-name="P3"><text:span text:style-name="T3">アドオン：回収入金銀行預入金額照合データ作成</text:span></text:p>
          </draw:text-box>
        </draw:frame>
        <draw:path draw:style-name="gr29" draw:text-style-name="P2" draw:layer="layout" svg:width="5.609cm" svg:height="2.54cm" svg:x="31.485cm" svg:y="20.44cm" svg:viewBox="0 0 5610 2541" svg:d="M0 2541h3731c106 0 159-53 159-158v-2225c0-105 53-158 159-158h1561">
          <text:p/>
        </draw:path>
        <draw:frame draw:style-name="gr40" draw:text-style-name="P4" draw:layer="layout" svg:width="4.167cm" svg:height="1.163cm" svg:x="32.385cm" svg:y="23.073cm">
          <draw:text-box>
            <text:p text:style-name="P5"><text:span text:style-name="T3">・現金売上、現金実査、現金預入額をそれぞれ抽出し、照合する</text:span></text:p>
          </draw:text-box>
        </draw:frame>
        <draw:g>
          <draw:g>
            <draw:path draw:style-name="gr1" draw:text-style-name="P1" draw:layer="layout" svg:width="2.262cm" svg:height="2.07cm" svg:x="18.437cm" svg:y="16.42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2" draw:text-style-name="P2" draw:layer="layout" svg:width="2.262cm" svg:height="2.07cm" svg:x="18.437cm" svg:y="16.42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41" draw:text-style-name="P4" draw:layer="layout" svg:width="2.262cm" svg:height="1.223cm" svg:x="18.437cm" svg:y="16.994cm">
            <draw:text-box>
              <text:p text:style-name="P3"><text:span text:style-name="T1">標準：</text:span></text:p>
              <text:p text:style-name="P3"><text:span text:style-name="T1">顧客マスタ</text:span></text:p>
            </draw:text-box>
          </draw:frame>
        </draw:g>
        <draw:g xml:id="id2" draw:id="id2">
          <draw:g>
            <draw:path draw:style-name="gr1" draw:text-style-name="P1" draw:layer="layout" svg:width="2.262cm" svg:height="2.07cm" svg:x="12.2cm" svg:y="18.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2" draw:text-style-name="P2" draw:layer="layout" svg:width="2.262cm" svg:height="2.07cm" svg:x="12.2cm" svg:y="18.25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" draw:text-style-name="P16" draw:layer="layout" svg:width="2.262cm" svg:height="1.549cm" svg:x="12.2cm" svg:y="18.652cm">
            <draw:text-box>
              <text:p text:style-name="P3"><text:span text:style-name="T6">アドオン：</text:span></text:p>
              <text:p text:style-name="P3"><text:span text:style-name="T6">残高</text:span></text:p>
              <text:p text:style-name="P3"><text:span text:style-name="T6">テーブル</text:span></text:p>
            </draw:text-box>
          </draw:frame>
        </draw:g>
        <draw:g xml:id="id20" draw:id="id20">
          <draw:g>
            <draw:path draw:style-name="gr1" draw:text-style-name="P1" draw:layer="layout" svg:width="2.262cm" svg:height="2.07cm" svg:x="12.187cm" svg:y="16.42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">
              <text:p/>
            </draw:path>
            <draw:path draw:style-name="gr2" draw:text-style-name="P2" draw:layer="layout" svg:width="2.262cm" svg:height="2.07cm" svg:x="12.187cm" svg:y="16.429cm" svg:viewBox="0 0 2263 2071" svg:d="M0 282v1507c0 49 52 98 152 141 99 43 242 78 414 103s367 38 566 38c198 0 393-13 565-38s315-60 414-103c100-43 152-92 152-141v-1507c0-49-52-98-152-141-99-43-242-78-414-103s-367-38-566-38c-198 0-393 13-565 38s-315 60-414 103c-100 43-152 92-152 141zM0 282c0 50 52 98 152 141 99 43 242 79 414 103 172 25 367 38 566 38 198 0 393-13 565-38 172-24 315-60 414-103 100-43 152-91 152-141">
              <text:p/>
            </draw:path>
          </draw:g>
          <draw:frame draw:style-name="gr3" draw:text-style-name="P16" draw:layer="layout" svg:width="2.262cm" svg:height="1.549cm" svg:x="12.187cm" svg:y="16.831cm">
            <draw:text-box>
              <text:p text:style-name="P3"><text:span text:style-name="T6">アドオン：</text:span></text:p>
              <text:p text:style-name="P3"><text:span text:style-name="T6">仕訳明細</text:span></text:p>
              <text:p text:style-name="P3"><text:span text:style-name="T6">テーブル</text:span></text:p>
            </draw:text-box>
          </draw:frame>
        </draw:g>
        <draw:g>
          <draw:g>
            <draw:path draw:style-name="gr1" draw:text-style-name="P17" draw:layer="layout" svg:width="6.505cm" svg:height="1.691cm" svg:x="10.244cm" svg:y="10.888cm" svg:viewBox="0 0 6506 1692" svg:d="M0 230v1232c0 40 149 80 437 115 285 35 696 64 1190 84 495 20 1055 31 1627 31 570 0 1130-11 1625-31 494-20 905-49 1190-84 288-35 437-75 437-115v-1232c0-40-149-80-437-115-285-35-696-64-1190-84-495-20-1055-31-1627-31-570 0-1130 11-1625 31-494 20-905 49-1190 84-288 35-437 75-437 115z">
              <text:p/>
            </draw:path>
            <draw:path draw:style-name="gr2" draw:text-style-name="P18" draw:layer="layout" svg:width="6.505cm" svg:height="1.691cm" svg:x="10.244cm" svg:y="10.888cm" svg:viewBox="0 0 6506 1692" svg:d="M0 230v1232c0 40 149 80 437 115 285 35 696 64 1190 84 495 20 1055 31 1627 31 570 0 1130-11 1625-31 494-20 905-49 1190-84 288-35 437-75 437-115v-1232c0-40-149-80-437-115-285-35-696-64-1190-84-495-20-1055-31-1627-31-570 0-1130 11-1625 31-494 20-905 49-1190 84-288 35-437 75-437 115zM0 230c0 41 149 80 437 116 285 35 696 64 1190 84 495 20 1055 31 1627 31 570 0 1130-11 1625-31 494-20 905-49 1190-84 288-36 437-75 437-116">
              <text:p/>
            </draw:path>
          </draw:g>
          <draw:frame draw:style-name="gr31" draw:text-style-name="P12" draw:layer="layout" svg:width="6.503cm" svg:height="2.3cm" svg:x="10.244cm" svg:y="10.7cm">
            <draw:text-box>
              <text:p text:style-name="P3"><text:span text:style-name="T6">ERP</text:span><text:span text:style-name="T6">標準：総勘定元帳 </text:span><text:span text:style-name="T6">- </text:span><text:span text:style-name="T6">仕訳リアルタイム</text:span></text:p>
            </draw:text-box>
          </draw:frame>
        </draw:g>
        <draw:connector draw:style-name="gr42" draw:text-style-name="P2" draw:layer="layout" svg:x1="10.499cm" svg:y1="19.718cm" svg:x2="12.2cm" svg:y2="19.285cm" draw:start-shape="id1" draw:start-glue-point="1" draw:end-shape="id2" draw:end-glue-point="3" svg:d="M10499 19718h844v-433h857" svg:viewBox="0 0 1702 434">
          <text:p/>
        </draw:connector>
        <draw:g xml:id="id11" draw:id="id11">
          <draw:polygon draw:style-name="gr1" draw:text-style-name="P1" draw:layer="layout" svg:width="8.609cm" svg:height="2.249cm" svg:x="9.25cm" svg:y="13.25cm" svg:viewBox="0 0 8610 2250" draw:points="0,2250 8610,2250 8610,0 0,0">
            <text:p/>
          </draw:polygon>
          <draw:polygon draw:style-name="gr2" draw:text-style-name="P2" draw:layer="layout" svg:width="8.609cm" svg:height="2.249cm" svg:x="9.25cm" svg:y="13.25cm" svg:viewBox="0 0 8610 2250" draw:points="0,2250 8610,2250 8610,0 0,0">
            <text:p/>
          </draw:polygon>
        </draw:g>
        <draw:g>
          <draw:g>
            <draw:path draw:style-name="gr1" draw:text-style-name="P1" draw:layer="layout" svg:width="3.012cm" svg:height="2.07cm" svg:x="13.75cm" svg:y="13.337cm" svg:viewBox="0 0 3013 2071" svg:d="M0 282v1507c0 49 69 98 202 141 132 43 323 78 552 103s488 38 753 38c264 0 523-13 752-38s420-60 552-103c133-43 202-92 202-141v-1507c0-49-69-98-202-141-132-43-323-78-552-103s-488-38-753-38c-264 0-523 13-752 38s-420 60-552 103c-133 43-202 92-202 141z">
              <text:p/>
            </draw:path>
            <draw:path draw:style-name="gr2" draw:text-style-name="P2" draw:layer="layout" svg:width="3.012cm" svg:height="2.07cm" svg:x="13.75cm" svg:y="13.337cm" svg:viewBox="0 0 3013 2071" svg:d="M0 282v1507c0 49 69 98 202 141 132 43 323 78 552 103s488 38 753 38c264 0 523-13 752-38s420-60 552-103c133-43 202-92 202-141v-1507c0-49-69-98-202-141-132-43-323-78-552-103s-488-38-753-38c-264 0-523 13-752 38s-420 60-552 103c-133 43-202 92-202 141zM0 282c0 50 69 98 202 141 132 43 323 79 552 103 229 25 488 38 753 38 264 0 523-13 752-38 229-24 420-60 552-103 133-43 202-91 202-141">
              <text:p/>
            </draw:path>
          </draw:g>
          <draw:frame draw:style-name="gr43" draw:text-style-name="P12" draw:layer="layout" svg:width="3.012cm" svg:height="1.971cm" svg:x="13.75cm" svg:y="13.529cm">
            <draw:text-box>
              <text:p text:style-name="P3"><text:span text:style-name="T6">ERP</text:span><text:span text:style-name="T6">標準：</text:span></text:p>
              <text:p text:style-name="P3"><text:span text:style-name="T6">仕訳明細</text:span></text:p>
              <text:p text:style-name="P3"><text:span text:style-name="T6">テーブル</text:span></text:p>
            </draw:text-box>
          </draw:frame>
        </draw:g>
        <draw:g>
          <draw:g>
            <draw:path draw:style-name="gr1" draw:text-style-name="P17" draw:layer="layout" svg:width="3.012cm" svg:height="2.07cm" svg:x="9.987cm" svg:y="13.337cm" svg:viewBox="0 0 3013 2071" svg:d="M0 282v1507c0 49 69 98 202 141 132 43 323 78 552 103s488 38 753 38c264 0 523-13 752-38s420-60 552-103c133-43 202-92 202-141v-1507c0-49-69-98-202-141-132-43-323-78-552-103s-488-38-753-38c-264 0-523 13-752 38s-420 60-552 103c-133 43-202 92-202 141z">
              <text:p/>
            </draw:path>
            <draw:path draw:style-name="gr2" draw:text-style-name="P18" draw:layer="layout" svg:width="3.012cm" svg:height="2.07cm" svg:x="9.987cm" svg:y="13.337cm" svg:viewBox="0 0 3013 2071" svg:d="M0 282v1507c0 49 69 98 202 141 132 43 323 78 552 103s488 38 753 38c264 0 523-13 752-38s420-60 552-103c133-43 202-92 202-141v-1507c0-49-69-98-202-141-132-43-323-78-552-103s-488-38-753-38c-264 0-523 13-752 38s-420 60-552 103c-133 43-202 92-202 141zM0 282c0 50 69 98 202 141 132 43 323 79 552 103 229 25 488 38 753 38 264 0 523-13 752-38 229-24 420-60 552-103 133-43 202-91 202-141">
              <text:p/>
            </draw:path>
          </draw:g>
          <draw:frame draw:style-name="gr43" draw:text-style-name="P12" draw:layer="layout" svg:width="3.012cm" svg:height="1.971cm" svg:x="9.987cm" svg:y="13.529cm">
            <draw:text-box>
              <text:p text:style-name="P3"><text:span text:style-name="T6">ERP</text:span><text:span text:style-name="T6">標準：</text:span></text:p>
              <text:p text:style-name="P3"><text:span text:style-name="T6">仕訳ヘッダ</text:span></text:p>
              <text:p text:style-name="P3"><text:span text:style-name="T6">テーブル</text:span></text:p>
            </draw:text-box>
          </draw:frame>
        </draw:g>
        <draw:connector draw:style-name="gr42" draw:text-style-name="P2" draw:layer="layout" draw:line-skew="1.458cm" svg:x1="17.86cm" svg:y1="11.776cm" svg:x2="23.733cm" svg:y2="9.833cm" draw:start-shape="id3" draw:end-shape="id4" draw:end-glue-point="3" svg:d="M17860 11776h4395v-1943h1478" svg:viewBox="0 0 5874 1944">
          <text:p/>
        </draw:connector>
        <draw:connector draw:style-name="gr42" draw:text-style-name="P2" draw:layer="layout" draw:line-skew="1.453cm" svg:x1="17.86cm" svg:y1="11.776cm" svg:x2="23.733cm" svg:y2="16.077cm" draw:start-shape="id3" draw:start-glue-point="1" draw:end-shape="id5" draw:end-glue-point="3" svg:d="M17860 11776h4390v4301h1483" svg:viewBox="0 0 5874 4302">
          <text:p/>
        </draw:connector>
        <draw:connector draw:style-name="gr42" draw:text-style-name="P2" draw:layer="layout" draw:line-skew="1.44cm" svg:x1="17.86cm" svg:y1="11.776cm" svg:x2="23.76cm" svg:y2="12.955cm" draw:start-shape="id3" draw:start-glue-point="1" draw:end-shape="id6" draw:end-glue-point="3" svg:d="M17860 11776h4390v1179h1510" svg:viewBox="0 0 5901 1180">
          <text:p/>
        </draw:connector>
        <draw:connector draw:style-name="gr42" draw:text-style-name="P2" draw:layer="layout" svg:x1="21.7cm" svg:y1="18.59cm" svg:x2="23.654cm" svg:y2="19.471cm" draw:start-shape="id7" draw:end-shape="id8" draw:end-glue-point="3" svg:d="M21700 18590h984v881h970" svg:viewBox="0 0 1955 882">
          <text:p/>
        </draw:connector>
        <draw:connector draw:style-name="gr44" draw:text-style-name="P2" draw:layer="layout" draw:type="line" svg:x1="18cm" svg:y1="23.155cm" svg:x2="28.945cm" svg:y2="23.149cm" draw:start-shape="id9" draw:start-glue-point="1" draw:end-shape="id10" draw:end-glue-point="3" svg:d="M18000 23155l10945-6" svg:viewBox="0 0 10946 7">
          <text:p/>
        </draw:connector>
        <draw:connector draw:style-name="gr45" draw:text-style-name="P2" draw:layer="layout" draw:line-skew="1.916cm" svg:x1="17.86cm" svg:y1="14.375cm" svg:x2="23.799cm" svg:y2="15.879cm" draw:start-shape="id11" draw:start-glue-point="1" draw:end-shape="id12" draw:end-glue-point="3" svg:d="M17860 14375h4890v1504h1049" svg:viewBox="0 0 5940 1505">
          <text:p/>
        </draw:connector>
        <draw:connector draw:style-name="gr45" draw:text-style-name="P2" draw:layer="layout" draw:line-skew="1.903cm" svg:x1="17.86cm" svg:y1="14.375cm" svg:x2="23.825cm" svg:y2="12.757cm" draw:start-shape="id11" draw:start-glue-point="1" draw:end-shape="id13" draw:end-glue-point="3" svg:d="M17860 14375h4890v-1618h1075" svg:viewBox="0 0 5966 1619">
          <text:p/>
        </draw:connector>
        <draw:connector draw:style-name="gr46" draw:text-style-name="P2" draw:layer="layout" draw:line-skew="1.916cm" svg:x1="17.86cm" svg:y1="14.375cm" svg:x2="23.799cm" svg:y2="9.635cm" draw:start-shape="id11" draw:start-glue-point="1" draw:end-shape="id14" draw:end-glue-point="3" svg:d="M17860 14375h4890v-4740h1049" svg:viewBox="0 0 5940 4741">
          <text:p/>
        </draw:connector>
        <draw:connector draw:style-name="gr42" draw:text-style-name="P2" draw:layer="layout" draw:line-skew="-0.06cm" svg:x1="17.86cm" svg:y1="9.528cm" svg:x2="23.76cm" svg:y2="6.737cm" draw:start-shape="id15" draw:start-glue-point="1" draw:end-shape="id16" draw:end-glue-point="3" svg:d="M17860 9528h2890v-2791h3010" svg:viewBox="0 0 5901 2792">
          <text:p/>
        </draw:connector>
        <draw:connector draw:style-name="gr42" draw:text-style-name="P2" draw:layer="layout" draw:line-skew="-0.1cm" svg:x1="17.86cm" svg:y1="9.528cm" svg:x2="23.839cm" svg:y2="3.589cm" draw:start-shape="id15" draw:start-glue-point="1" draw:end-shape="id17" svg:d="M17860 9528h2890v-5939h3089" svg:viewBox="0 0 5980 5940">
          <text:p/>
        </draw:connector>
        <draw:connector draw:style-name="gr44" draw:text-style-name="P2" draw:layer="layout" draw:type="line" svg:x1="6.51cm" svg:y1="11.777cm" svg:x2="9.25cm" svg:y2="11.776cm" draw:start-shape="id18" draw:start-glue-point="1" draw:end-shape="id3" draw:end-glue-point="3" svg:d="M6510 11777l2740-1" svg:viewBox="0 0 2741 2">
          <text:p/>
        </draw:connector>
        <draw:connector draw:style-name="gr42" draw:text-style-name="P2" draw:layer="layout" svg:x1="6.51cm" svg:y1="11.777cm" svg:x2="9.25cm" svg:y2="14.375cm" draw:start-shape="id18" draw:start-glue-point="1" draw:end-shape="id11" draw:end-glue-point="3" svg:d="M6510 11777h1366v2598h1374" svg:viewBox="0 0 2741 2599">
          <text:p/>
        </draw:connector>
        <draw:connector draw:style-name="gr42" draw:text-style-name="P2" draw:layer="layout" svg:x1="6.51cm" svg:y1="11.777cm" svg:x2="9.25cm" svg:y2="9.528cm" draw:start-shape="id18" draw:start-glue-point="1" draw:end-shape="id15" draw:end-glue-point="3" svg:d="M6510 11777h1366v-2249h1374" svg:viewBox="0 0 2741 2250">
          <text:p/>
        </draw:connector>
        <draw:g>
          <draw:polygon draw:style-name="gr8" draw:text-style-name="P2" draw:layer="layout" svg:width="2.54cm" svg:height="1.905cm" svg:x="4.7cm" svg:y="16.344cm" svg:viewBox="0 0 2541 1906" draw:points="158,0 0,158 0,1747 158,1906 2382,1906 2541,1747 2541,158 2382,0">
            <text:p/>
          </draw:polygon>
        </draw:g>
        <draw:frame draw:style-name="gr25" draw:text-style-name="P16" draw:layer="layout" svg:width="2.54cm" svg:height="0.341cm" svg:x="4.7cm" svg:y="16.343cm">
          <draw:text-box>
            <text:p text:style-name="P5"><text:span text:style-name="T15">CFO_008_A10</text:span></text:p>
          </draw:text-box>
        </draw:frame>
        <draw:frame draw:style-name="gr27" draw:text-style-name="P16" xml:id="id22" draw:id="id22" draw:layer="layout" svg:width="2.54cm" svg:height="1.566cm" svg:x="4.7cm" svg:y="16.683cm">
          <draw:text-box>
            <text:p text:style-name="P3"><text:span text:style-name="T15">ERP</text:span><text:span text:style-name="T15">アドオン：</text:span></text:p>
            <text:p text:style-name="P3"><text:span text:style-name="T15">仮払金</text:span><text:span text:style-name="T15">(</text:span><text:span text:style-name="T15">釣銭</text:span><text:span text:style-name="T15">)IF_</text:span><text:span text:style-name="T15">仕訳連携</text:span></text:p>
          </draw:text-box>
        </draw:frame>
        <draw:g>
          <draw:polygon draw:style-name="gr8" draw:text-style-name="P2" draw:layer="layout" svg:width="2.54cm" svg:height="1.905cm" svg:x="1.475cm" svg:y="16.344cm" svg:viewBox="0 0 2541 1906" draw:points="158,0 0,158 0,1747 158,1906 2382,1906 2541,1747 2541,158 2382,0">
            <text:p/>
          </draw:polygon>
        </draw:g>
        <draw:frame draw:style-name="gr25" draw:text-style-name="P16" xml:id="id27" draw:id="id27" draw:layer="layout" svg:width="2.54cm" svg:height="0.341cm" svg:x="1.475cm" svg:y="16.343cm">
          <draw:text-box>
            <text:p text:style-name="P5"><text:span text:style-name="T15">CFO_008_A03</text:span></text:p>
          </draw:text-box>
        </draw:frame>
        <draw:frame draw:style-name="gr27" draw:text-style-name="P16" xml:id="id21" draw:id="id21" draw:layer="layout" svg:width="2.54cm" svg:height="1.566cm" svg:x="1.475cm" svg:y="16.683cm">
          <draw:text-box>
            <text:p text:style-name="P3"><text:span text:style-name="T15">ERP</text:span><text:span text:style-name="T15">アドオン：</text:span></text:p>
            <text:p text:style-name="P14"><text:span text:style-name="T18">仮払金</text:span><text:span text:style-name="T18">(</text:span><text:span text:style-name="T18">釣銭</text:span><text:span text:style-name="T18">)IF_</text:span><text:span text:style-name="T18">仕訳抽出</text:span><text:span text:style-name="T16">(BIP)</text:span></text:p>
          </draw:text-box>
        </draw:frame>
        <draw:connector draw:style-name="gr42" draw:text-style-name="P2" draw:layer="layout" svg:x1="10.498cm" svg:y1="17.468cm" svg:x2="12.187cm" svg:y2="17.464cm" draw:start-shape="id19" draw:end-shape="id20" svg:d="M10498 17468h838v-4h851" svg:viewBox="0 0 1690 5">
          <text:p/>
        </draw:connector>
        <draw:connector draw:style-name="gr44" draw:text-style-name="P2" draw:layer="layout" draw:type="line" svg:x1="4.015cm" svg:y1="17.466cm" svg:x2="4.7cm" svg:y2="17.466cm" draw:start-shape="id21" draw:start-glue-point="1" draw:end-shape="id22" draw:end-glue-point="3" svg:d="M4015 17466h685" svg:viewBox="0 0 686 1">
          <text:p/>
        </draw:connector>
        <draw:g>
          <draw:polygon draw:style-name="gr8" draw:text-style-name="P2" draw:layer="layout" svg:width="2.54cm" svg:height="1.905cm" svg:x="4.701cm" svg:y="18.594cm" svg:viewBox="0 0 2541 1906" draw:points="158,0 0,158 0,1747 158,1906 2382,1906 2541,1747 2541,158 2382,0">
            <text:p/>
          </draw:polygon>
        </draw:g>
        <draw:frame draw:style-name="gr25" draw:text-style-name="P16" draw:layer="layout" svg:width="2.54cm" svg:height="0.341cm" svg:x="4.701cm" svg:y="18.593cm">
          <draw:text-box>
            <text:p text:style-name="P5"><text:span text:style-name="T15">CFO_008_A11</text:span></text:p>
          </draw:text-box>
        </draw:frame>
        <draw:frame draw:style-name="gr27" draw:text-style-name="P16" xml:id="id24" draw:id="id24" draw:layer="layout" svg:width="2.54cm" svg:height="1.566cm" svg:x="4.701cm" svg:y="18.933cm">
          <draw:text-box>
            <text:p text:style-name="P3"><text:span text:style-name="T15">ERP</text:span><text:span text:style-name="T15">アドオン：</text:span></text:p>
            <text:p text:style-name="P3"><text:span text:style-name="T18">残高</text:span><text:span text:style-name="T15">IF_</text:span><text:span text:style-name="T15">残高連携</text:span></text:p>
          </draw:text-box>
        </draw:frame>
        <draw:g>
          <draw:polygon draw:style-name="gr8" draw:text-style-name="P2" draw:layer="layout" svg:width="2.54cm" svg:height="1.905cm" svg:x="1.475cm" svg:y="18.594cm" svg:viewBox="0 0 2541 1906" draw:points="158,0 0,158 0,1747 158,1906 2382,1906 2541,1747 2541,158 2382,0">
            <text:p/>
          </draw:polygon>
        </draw:g>
        <draw:frame draw:style-name="gr25" draw:text-style-name="P16" draw:layer="layout" svg:width="2.54cm" svg:height="0.341cm" svg:x="1.475cm" svg:y="18.593cm">
          <draw:text-box>
            <text:p text:style-name="P5"><text:span text:style-name="T15">CFO_008_A04</text:span></text:p>
          </draw:text-box>
        </draw:frame>
        <draw:frame draw:style-name="gr27" draw:text-style-name="P16" xml:id="id23" draw:id="id23" draw:layer="layout" svg:width="2.54cm" svg:height="1.566cm" svg:x="1.475cm" svg:y="18.933cm">
          <draw:text-box>
            <text:p text:style-name="P3"><text:span text:style-name="T15">ERP</text:span><text:span text:style-name="T15">アドオン：</text:span></text:p>
            <text:p text:style-name="P14"><text:span text:style-name="T18">残高</text:span><text:span text:style-name="T18">IF_</text:span><text:span text:style-name="T18">残高抽出</text:span><text:span text:style-name="T16">(BIP)</text:span></text:p>
          </draw:text-box>
        </draw:frame>
        <draw:connector draw:style-name="gr44" draw:text-style-name="P2" draw:layer="layout" draw:type="line" svg:x1="4.015cm" svg:y1="19.716cm" svg:x2="4.701cm" svg:y2="19.716cm" draw:start-shape="id23" draw:start-glue-point="1" draw:end-shape="id24" draw:end-glue-point="3" svg:d="M4015 19716h686" svg:viewBox="0 0 687 1">
          <text:p/>
        </draw:connector>
        <draw:g>
          <draw:polygon draw:style-name="gr8" draw:text-style-name="P2" draw:layer="layout" svg:width="2.54cm" svg:height="1.905cm" svg:x="7.958cm" svg:y="16.346cm" svg:viewBox="0 0 2541 1906" draw:points="158,0 0,158 0,1747 158,1906 2382,1906 2541,1747 2541,158 2382,0">
            <text:p/>
          </draw:polygon>
        </draw:g>
        <draw:frame draw:style-name="gr25" draw:text-style-name="P16" draw:layer="layout" svg:width="2.54cm" svg:height="0.341cm" svg:x="7.958cm" svg:y="16.345cm">
          <draw:text-box>
            <text:p text:style-name="P5"><text:span text:style-name="T15">CFO_008_A05</text:span></text:p>
          </draw:text-box>
        </draw:frame>
        <draw:frame draw:style-name="gr27" draw:text-style-name="P16" xml:id="id19" draw:id="id19" draw:layer="layout" svg:width="2.54cm" svg:height="1.566cm" svg:x="7.958cm" svg:y="16.685cm">
          <draw:text-box>
            <text:p text:style-name="P3"><text:span text:style-name="T15">アドオン：</text:span></text:p>
            <text:p text:style-name="P3"><text:span text:style-name="T15">仮払金</text:span><text:span text:style-name="T15">(</text:span><text:span text:style-name="T15">釣銭</text:span><text:span text:style-name="T15">)IF_</text:span><text:span text:style-name="T15">仕訳取込</text:span></text:p>
          </draw:text-box>
        </draw:frame>
        <draw:g>
          <draw:polygon draw:style-name="gr8" draw:text-style-name="P2" draw:layer="layout" svg:width="2.54cm" svg:height="1.905cm" svg:x="7.959cm" svg:y="18.596cm" svg:viewBox="0 0 2541 1906" draw:points="158,0 0,158 0,1747 158,1906 2382,1906 2541,1747 2541,158 2382,0">
            <text:p/>
          </draw:polygon>
        </draw:g>
        <draw:frame draw:style-name="gr25" draw:text-style-name="P16" draw:layer="layout" svg:width="2.54cm" svg:height="0.341cm" svg:x="7.959cm" svg:y="18.595cm">
          <draw:text-box>
            <text:p text:style-name="P5"><text:span text:style-name="T15">CFO_008_A06</text:span></text:p>
          </draw:text-box>
        </draw:frame>
        <draw:frame draw:style-name="gr27" draw:text-style-name="P16" xml:id="id1" draw:id="id1" draw:layer="layout" svg:width="2.54cm" svg:height="1.566cm" svg:x="7.959cm" svg:y="18.935cm">
          <draw:text-box>
            <text:p text:style-name="P3"><text:span text:style-name="T15">アドオン：</text:span></text:p>
            <text:p text:style-name="P3"><text:span text:style-name="T18">残高</text:span><text:span text:style-name="T15">IF_</text:span><text:span text:style-name="T15">残高取込</text:span></text:p>
          </draw:text-box>
        </draw:frame>
        <draw:connector draw:style-name="gr44" draw:text-style-name="P2" draw:layer="layout" draw:type="line" svg:x1="7.241cm" svg:y1="19.716cm" svg:x2="7.959cm" svg:y2="19.718cm" draw:start-shape="id24" draw:start-glue-point="1" draw:end-shape="id1" draw:end-glue-point="3" svg:d="M7241 19716l718 2" svg:viewBox="0 0 719 3">
          <text:p/>
        </draw:connector>
        <draw:connector draw:style-name="gr44" draw:text-style-name="P2" draw:layer="layout" draw:type="line" svg:x1="7.24cm" svg:y1="17.466cm" svg:x2="7.958cm" svg:y2="17.468cm" draw:start-shape="id22" draw:start-glue-point="1" draw:end-shape="id19" draw:end-glue-point="3" svg:d="M7240 17466l718 2" svg:viewBox="0 0 719 3">
          <text:p/>
        </draw:connector>
        <draw:g>
          <draw:polygon draw:style-name="gr8" draw:text-style-name="P2" draw:layer="layout" svg:width="2.54cm" svg:height="1.905cm" svg:x="1.475cm" svg:y="13.788cm" svg:viewBox="0 0 2541 1906" draw:points="158,0 0,158 0,1747 158,1906 2382,1906 2541,1747 2541,158 2382,0">
            <text:p/>
          </draw:polygon>
        </draw:g>
        <draw:frame draw:style-name="gr25" draw:text-style-name="P16" draw:layer="layout" svg:width="2.54cm" svg:height="0.341cm" svg:x="1.475cm" svg:y="13.787cm">
          <draw:text-box>
            <text:p text:style-name="P5"><text:span text:style-name="T15">CFO_008_A10</text:span></text:p>
          </draw:text-box>
        </draw:frame>
        <draw:frame draw:style-name="gr27" draw:text-style-name="P16" xml:id="id26" draw:id="id26" draw:layer="layout" svg:width="2.54cm" svg:height="1.566cm" svg:x="1.475cm" svg:y="14.127cm">
          <draw:text-box>
            <text:p text:style-name="P3"><text:span text:style-name="T15">ERP</text:span><text:span text:style-name="T15">アドオン：</text:span></text:p>
            <text:p text:style-name="P3"><text:span text:style-name="T15">仮払金</text:span><text:span text:style-name="T15">(</text:span><text:span text:style-name="T15">釣銭</text:span><text:span text:style-name="T15">)IF_</text:span><text:span text:style-name="T15">仕訳連携</text:span></text:p>
          </draw:text-box>
        </draw:frame>
        <draw:g>
          <draw:polygon draw:style-name="gr8" draw:text-style-name="P2" draw:layer="layout" svg:width="2.54cm" svg:height="1.905cm" svg:x="1.475cm" svg:y="21.051cm" svg:viewBox="0 0 2541 1906" draw:points="158,0 0,158 0,1747 158,1906 2382,1906 2541,1747 2541,158 2382,0">
            <text:p/>
          </draw:polygon>
        </draw:g>
        <draw:frame draw:style-name="gr25" draw:text-style-name="P16" xml:id="id25" draw:id="id25" draw:layer="layout" svg:width="2.54cm" svg:height="0.341cm" svg:x="1.475cm" svg:y="21.05cm">
          <draw:text-box>
            <text:p text:style-name="P5"><text:span text:style-name="T15">CFO_008_A11</text:span></text:p>
          </draw:text-box>
        </draw:frame>
        <draw:frame draw:style-name="gr27" draw:text-style-name="P16" draw:layer="layout" svg:width="2.54cm" svg:height="1.566cm" svg:x="1.475cm" svg:y="21.39cm">
          <draw:text-box>
            <text:p text:style-name="P3"><text:span text:style-name="T15">ERP</text:span><text:span text:style-name="T15">アドオン：</text:span></text:p>
            <text:p text:style-name="P3"><text:span text:style-name="T18">残高</text:span><text:span text:style-name="T15">IF_</text:span><text:span text:style-name="T15">残高連携</text:span></text:p>
          </draw:text-box>
        </draw:frame>
        <draw:connector draw:style-name="gr44" draw:text-style-name="P2" draw:layer="layout" draw:type="line" svg:x1="2.745cm" svg:y1="21.05cm" svg:x2="2.745cm" svg:y2="20.499cm" draw:start-shape="id25" draw:start-glue-point="0" draw:end-shape="id23" draw:end-glue-point="2" svg:d="M2745 21050v-551" svg:viewBox="0 0 1 552">
          <text:p/>
        </draw:connector>
        <draw:connector draw:style-name="gr44" draw:text-style-name="P2" draw:layer="layout" draw:type="line" svg:x1="2.745cm" svg:y1="15.693cm" svg:x2="2.745cm" svg:y2="16.343cm" draw:start-shape="id26" draw:start-glue-point="2" draw:end-shape="id27" draw:end-glue-point="0" svg:d="M2745 15693v650" svg:viewBox="0 0 1 6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  <style:font-face style:name="Ｍ2" svg:font-family="Ｍ" style:font-family-generic="roman" style:font-pitch="variable"/>
    <style:font-face style:name="Ｍ3" svg:font-family="Ｍ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stroke-dash draw:name="Dash_5f_0" draw:display-name="Dash_0" draw:style="round" draw:dots1="1" draw:dots1-length="100%" draw:dots2="1" draw:dots2-length="100%" draw:distance="2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min-height="0.941cm" fo:min-width="2.54cm" fo:padding-top="0.141cm" fo:padding-bottom="0.141cm" fo:padding-left="0.141cm" fo:padding-right="0.14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Ｍ1" fo:font-family="Ｍ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1" style:font-family-asian="Ｍ" style:font-size-asian="10pt" style:language-asian="ja" style:country-asian="JP" style:font-style-asian="normal" style:font-weight-asian="normal" style:font-name-complex="Ｍ1" style:font-family-complex="Ｍ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06T16:35:22.272000000</dc:date>
    <meta:creation-date>2013-02-26T09:07:06Z</meta:creation-date>
    <meta:generator>LibreOffice/7.2.5.2$Windows_X86_64 LibreOffice_project/499f9727c189e6ef3471021d6132d4c694f357e5</meta:generator>
    <meta:editing-duration>PT15H14M19S</meta:editing-duration>
    <meta:editing-cycles>21</meta:editing-cycles>
    <meta:document-statistic meta:object-count="336"/>
  </office:meta>
</office:document-meta>
</file>